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Table_20_du_20_pilote_20_-_20_Valeur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Table_20_du_20_pilote_20_-_20_Valeur" style:data-style-name="N0">
      <style:table-cell-properties fo:border-bottom="none" fo:border-left="0.99pt solid #000000" fo:border-right="none" fo:border-top="none"/>
    </style:style>
    <style:style style:name="ce13" style:family="table-cell" style:parent-style-name="Table_20_du_20_pilote_20_-_20_Valeur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Table_20_du_20_pilote_20_-_20_Résulta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Table_20_du_20_pilote_20_-_20_Catégorie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Table_20_du_20_pilote_20_-_20_Valeur" style:data-style-name="N0">
      <style:table-cell-properties fo:border-bottom="none" fo:border-left="none" fo:border-right="2.01pt solid #000000" fo:border-top="0.99pt solid #000000"/>
    </style:style>
    <style:style style:name="ce18" style:family="table-cell" style:parent-style-name="Table_20_du_20_pilote_20_-_20_Valeur" style:data-style-name="N0">
      <style:table-cell-properties fo:border-bottom="none" fo:border-left="none" fo:border-right="2.01pt solid #000000" fo:border-top="none"/>
    </style:style>
    <style:style style:name="ce19" style:family="table-cell" style:parent-style-name="Table_20_du_20_pilote_20_-_20_Valeur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Table_20_du_20_pilote_20_-_20_Résulta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CINT exi BB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9" table:default-cell-style-name="ce1"/>
        <table:table-row table:style-name="ro1">
          <table:table-cell table:style-name="Default" office:value-type="string" calcext:value-type="string">
            <text:p>BRANCHE</text:p>
          </table:table-cell>
          <table:table-cell table:style-name="Default" office:value-type="string" calcext:value-type="string">
            <text:p>BAT_TYPE</text:p>
          </table:table-cell>
          <table:table-cell table:style-name="Default" office:value-type="string" calcext:value-type="string">
            <text:p>SYSTEME_CHAUD</text:p>
          </table:table-cell>
          <table:table-cell table:style-name="Default" office:value-type="string" calcext:value-type="string">
            <text:p>ENERGIE</text:p>
          </table:table-cell>
          <table:table-cell table:style-name="Default" office:value-type="string" calcext:value-type="string">
            <text:p>BESOIN_U</text:p>
          </table:table-cell>
          <table:table-cell table:style-name="Default" office:value-type="string" calcext:value-type="string">
            <text:p>COUT</text:p>
          </table:table-cell>
          <table:table-cell table:style-name="Default" office:value-type="string" calcext:value-type="string">
            <text:p>COUT_ENERGIE</text:p>
          </table:table-cell>
          <table:table-cell table:style-name="Default" office:value-type="string" calcext:value-type="string">
            <text:p>DUREE_VIE</text:p>
          </table:table-cell>
          <table:table-cell table:style-name="Default" office:value-type="string" calcext:value-type="string">
            <text:p>PM_2009</text:p>
          </table:table-cell>
          <table:table-cell table:style-name="Default" office:value-type="string" calcext:value-type="string">
            <text:p>RDT</text:p>
          </table:table-cell>
          <table:table-cell table:style-name="Default" office:value-type="string" calcext:value-type="string">
            <text:p>CINT</text:p>
          </table:table-cell>
          <table:table-cell table:style-name="Default" office:value-type="string" calcext:value-type="string">
            <text:p>COUT_VARIABLE</text:p>
          </table:table-cell>
        </table:table-row>
        <table:table-row table:style-name="ro2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154.230139094057" calcext:value-type="float">
            <text:p>154,2301390941</text:p>
          </table:table-cell>
          <table:table-cell office:value-type="float" office:value="23.340074954646" calcext:value-type="float">
            <text:p>23,3400749546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22568086050229" calcext:value-type="float">
            <text:p>0,0225680861</text:p>
          </table:table-cell>
          <table:table-cell office:value-type="float" office:value="0.660434930888735" calcext:value-type="float">
            <text:p>0,6604349309</text:p>
          </table:table-cell>
          <table:table-cell office:value-type="float" office:value="5.34178" calcext:value-type="float">
            <text:p>5,34178</text:p>
          </table:table-cell>
          <table:table-cell office:value-type="float" office:value="10.68749" calcext:value-type="float">
            <text:p>10,6874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183.088040055196" calcext:value-type="float">
            <text:p>183,0880400552</text:p>
          </table:table-cell>
          <table:table-cell office:value-type="float" office:value="22.7213704444822" calcext:value-type="float">
            <text:p>22,7213704445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626123709395426" calcext:value-type="float">
            <text:p>0,0626123709</text:p>
          </table:table-cell>
          <table:table-cell office:value-type="float" office:value="0.673090327300143" calcext:value-type="float">
            <text:p>0,6730903273</text:p>
          </table:table-cell>
          <table:table-cell office:value-type="float" office:value="-0.48528" calcext:value-type="float">
            <text:p>-0,48528</text:p>
          </table:table-cell>
          <table:table-cell office:value-type="float" office:value="14.59499" calcext:value-type="float">
            <text:p>14,59499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154.230139094057" calcext:value-type="float">
            <text:p>154,2301390941</text:p>
          </table:table-cell>
          <table:table-cell office:value-type="float" office:value="27.7858035174358" calcext:value-type="float">
            <text:p>27,7858035174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62040304871617" calcext:value-type="float">
            <text:p>0,7620403049</text:p>
          </table:table-cell>
          <table:table-cell office:value-type="float" office:value="21.81344" calcext:value-type="float">
            <text:p>21,81344</text:p>
          </table:table-cell>
          <table:table-cell office:value-type="float" office:value="9.746276" calcext:value-type="float">
            <text:p>9,746276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183.088040055196" calcext:value-type="float">
            <text:p>183,0880400552</text:p>
          </table:table-cell>
          <table:table-cell office:value-type="float" office:value="27.0492505291454" calcext:value-type="float">
            <text:p>27,0492505291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76642685346319" calcext:value-type="float">
            <text:p>0,7766426853</text:p>
          </table:table-cell>
          <table:table-cell office:value-type="float" office:value="18.43976" calcext:value-type="float">
            <text:p>18,43976</text:p>
          </table:table-cell>
          <table:table-cell office:value-type="float" office:value="13.11996" calcext:value-type="float">
            <text:p>13,11996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158.498334052588" calcext:value-type="float">
            <text:p>158,4983340526</text:p>
          </table:table-cell>
          <table:table-cell office:value-type="float" office:value="15.3368777354426" calcext:value-type="float">
            <text:p>15,3368777354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20307631785739" calcext:value-type="float">
            <text:p>0,7203076318</text:p>
          </table:table-cell>
          <table:table-cell office:value-type="float" office:value="19.39059" calcext:value-type="float">
            <text:p>19,39059</text:p>
          </table:table-cell>
          <table:table-cell office:value-type="float" office:value="12.16913" calcext:value-type="float">
            <text:p>12,16913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151.476159950436" calcext:value-type="float">
            <text:p>151,4761599504</text:p>
          </table:table-cell>
          <table:table-cell office:value-type="float" office:value="10.6821436305017" calcext:value-type="float">
            <text:p>10,6821436305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950591675293633" calcext:value-type="float">
            <text:p>0,9505916753</text:p>
          </table:table-cell>
          <table:table-cell office:value-type="float" office:value="26.65094" calcext:value-type="float">
            <text:p>26,65094</text:p>
          </table:table-cell>
          <table:table-cell office:value-type="float" office:value="4.908778" calcext:value-type="float">
            <text:p>4,908778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158.498334052588" calcext:value-type="float">
            <text:p>158,4983340526</text:p>
          </table:table-cell>
          <table:table-cell office:value-type="float" office:value="12.8829772977718" calcext:value-type="float">
            <text:p>12,8829772978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355200803689642" calcext:value-type="float">
            <text:p>0,0355200804</text:p>
          </table:table-cell>
          <table:table-cell office:value-type="float" office:value="0.551585142123673" calcext:value-type="float">
            <text:p>0,5515851421</text:p>
          </table:table-cell>
          <table:table-cell office:value-type="float" office:value="-0.21997" calcext:value-type="float">
            <text:p>-0,21997</text:p>
          </table:table-cell>
          <table:table-cell office:value-type="float" office:value="15.36574" calcext:value-type="float">
            <text:p>15,36574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151.476159950436" calcext:value-type="float">
            <text:p>151,4761599504</text:p>
          </table:table-cell>
          <table:table-cell office:value-type="float" office:value="8.97300064962139" calcext:value-type="float">
            <text:p>8,9730006496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442893313394724" calcext:value-type="float">
            <text:p>0,4428933134</text:p>
          </table:table-cell>
          <table:table-cell office:value-type="float" office:value="0.727301944094239" calcext:value-type="float">
            <text:p>0,7273019441</text:p>
          </table:table-cell>
          <table:table-cell office:value-type="float" office:value="4.999996" calcext:value-type="float">
            <text:p>4,999996</text:p>
          </table:table-cell>
          <table:table-cell office:value-type="float" office:value="6.048754" calcext:value-type="float">
            <text:p>6,048754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DRV</text:p>
          </table:table-cell>
          <table:table-cell office:value-type="string" calcext:value-type="string">
            <text:p>Electricité</text:p>
          </table:table-cell>
          <table:table-cell office:value-type="float" office:value="162.022391406333" calcext:value-type="float">
            <text:p>162,0223914063</text:p>
          </table:table-cell>
          <table:table-cell office:value-type="float" office:value="28.9340366960554" calcext:value-type="float">
            <text:p>28,9340366961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7" calcext:value-type="float">
            <text:p>17</text:p>
          </table:table-cell>
          <table:table-cell office:value-type="float" office:value="0.156316374644757" calcext:value-type="float">
            <text:p>0,1563163746</text:p>
          </table:table-cell>
          <table:table-cell office:value-type="float" office:value="2.45701711046511" calcext:value-type="float">
            <text:p>2,4570171105</text:p>
          </table:table-cell>
          <table:table-cell office:value-type="float" office:value="4.280468" calcext:value-type="float">
            <text:p>4,280468</text:p>
          </table:table-cell>
          <table:table-cell office:value-type="float" office:value="8.304442" calcext:value-type="float">
            <text:p>8,30444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DRV performant</text:p>
          </table:table-cell>
          <table:table-cell office:value-type="string" calcext:value-type="string">
            <text:p>Electricité</text:p>
          </table:table-cell>
          <table:table-cell office:value-type="float" office:value="162.022391406333" calcext:value-type="float">
            <text:p>162,0223914063</text:p>
          </table:table-cell>
          <table:table-cell office:value-type="float" office:value="34.4452817810183" calcext:value-type="float">
            <text:p>34,445281781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3.17730976744185" calcext:value-type="float">
            <text:p>3,1773097674</text:p>
          </table:table-cell>
          <table:table-cell office:value-type="float" office:value="24.1457" calcext:value-type="float">
            <text:p>24,1457</text:p>
          </table:table-cell>
          <table:table-cell office:value-type="float" office:value="7.414016" calcext:value-type="float">
            <text:p>7,414016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150.05335784412" calcext:value-type="float">
            <text:p>150,0533578441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279490134385912" calcext:value-type="float">
            <text:p>0,2794901344</text:p>
          </table:table-cell>
          <table:table-cell office:value-type="float" office:value="0.92" calcext:value-type="float">
            <text:p>0,92</text:p>
          </table:table-cell>
          <table:table-cell office:value-type="float" office:value="-3.99581" calcext:value-type="float">
            <text:p>-3,99581</text:p>
          </table:table-cell>
          <table:table-cell office:value-type="float" office:value="15.69901" calcext:value-type="float">
            <text:p>15,69901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150.05335784412" calcext:value-type="float">
            <text:p>150,0533578441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1" calcext:value-type="float">
            <text:p>1</text:p>
          </table:table-cell>
          <table:table-cell office:value-type="float" office:value="16.87308" calcext:value-type="float">
            <text:p>16,87308</text:p>
          </table:table-cell>
          <table:table-cell office:value-type="float" office:value="14.68664" calcext:value-type="float">
            <text:p>14,68664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118.056432407415" calcext:value-type="float">
            <text:p>118,0564324074</text:p>
          </table:table-cell>
          <table:table-cell office:value-type="float" office:value="18.1719866737283" calcext:value-type="float">
            <text:p>18,1719866737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203451973062938" calcext:value-type="float">
            <text:p>0,0203451973</text:p>
          </table:table-cell>
          <table:table-cell office:value-type="float" office:value="0.655336273817924" calcext:value-type="float">
            <text:p>0,6553362738</text:p>
          </table:table-cell>
          <table:table-cell office:value-type="float" office:value="5.816157" calcext:value-type="float">
            <text:p>5,816157</text:p>
          </table:table-cell>
          <table:table-cell office:value-type="float" office:value="8.255153" calcext:value-type="float">
            <text:p>8,255153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129.861957654416" calcext:value-type="float">
            <text:p>129,8619576544</text:p>
          </table:table-cell>
          <table:table-cell office:value-type="float" office:value="15.6477134439303" calcext:value-type="float">
            <text:p>15,6477134439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693870827850743" calcext:value-type="float">
            <text:p>0,0693870828</text:p>
          </table:table-cell>
          <table:table-cell office:value-type="float" office:value="0.666866530330741" calcext:value-type="float">
            <text:p>0,6668665303</text:p>
          </table:table-cell>
          <table:table-cell office:value-type="float" office:value="1.66165" calcext:value-type="float">
            <text:p>1,66165</text:p>
          </table:table-cell>
          <table:table-cell office:value-type="float" office:value="10.40905" calcext:value-type="float">
            <text:p>10,40905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118.056432407415" calcext:value-type="float">
            <text:p>118,0564324074</text:p>
          </table:table-cell>
          <table:table-cell office:value-type="float" office:value="21.6333174687242" calcext:value-type="float">
            <text:p>21,6333174687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56157239020681" calcext:value-type="float">
            <text:p>0,756157239</text:p>
          </table:table-cell>
          <table:table-cell office:value-type="float" office:value="19.81683" calcext:value-type="float">
            <text:p>19,81683</text:p>
          </table:table-cell>
          <table:table-cell office:value-type="float" office:value="7.531129" calcext:value-type="float">
            <text:p>7,531129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129.861957654416" calcext:value-type="float">
            <text:p>129,8619576544</text:p>
          </table:table-cell>
          <table:table-cell office:value-type="float" office:value="18.6282302903932" calcext:value-type="float">
            <text:p>18,6282302904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69461381150855" calcext:value-type="float">
            <text:p>0,7694613812</text:p>
          </table:table-cell>
          <table:table-cell office:value-type="float" office:value="18.00245" calcext:value-type="float">
            <text:p>18,00245</text:p>
          </table:table-cell>
          <table:table-cell office:value-type="float" office:value="9.345512" calcext:value-type="float">
            <text:p>9,34551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118.648517658552" calcext:value-type="float">
            <text:p>118,6485176586</text:p>
          </table:table-cell>
          <table:table-cell office:value-type="float" office:value="11.1559185060151" calcext:value-type="float">
            <text:p>11,155918506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23259021085571" calcext:value-type="float">
            <text:p>0,7232590211</text:p>
          </table:table-cell>
          <table:table-cell office:value-type="float" office:value="18.29604" calcext:value-type="float">
            <text:p>18,29604</text:p>
          </table:table-cell>
          <table:table-cell office:value-type="float" office:value="9.051921" calcext:value-type="float">
            <text:p>9,051921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114.839854744374" calcext:value-type="float">
            <text:p>114,8398547444</text:p>
          </table:table-cell>
          <table:table-cell office:value-type="float" office:value="7.71697511124439" calcext:value-type="float">
            <text:p>7,7169751112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954696371075861" calcext:value-type="float">
            <text:p>0,9546963711</text:p>
          </table:table-cell>
          <table:table-cell office:value-type="float" office:value="23.66794" calcext:value-type="float">
            <text:p>23,66794</text:p>
          </table:table-cell>
          <table:table-cell office:value-type="float" office:value="3.680017" calcext:value-type="float">
            <text:p>3,680017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118.648517658552" calcext:value-type="float">
            <text:p>118,6485176586</text:p>
          </table:table-cell>
          <table:table-cell office:value-type="float" office:value="9.37097154505267" calcext:value-type="float">
            <text:p>9,3709715451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335802087430137" calcext:value-type="float">
            <text:p>0,0335802087</text:p>
          </table:table-cell>
          <table:table-cell office:value-type="float" office:value="0.554237424878381" calcext:value-type="float">
            <text:p>0,5542374249</text:p>
          </table:table-cell>
          <table:table-cell office:value-type="float" office:value="1.78623" calcext:value-type="float">
            <text:p>1,78623</text:p>
          </table:table-cell>
          <table:table-cell office:value-type="float" office:value="11.43074" calcext:value-type="float">
            <text:p>11,43074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114.839854744374" calcext:value-type="float">
            <text:p>114,8398547444</text:p>
          </table:table-cell>
          <table:table-cell office:value-type="float" office:value="6.48225909344529" calcext:value-type="float">
            <text:p>6,4822590934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456391455766687" calcext:value-type="float">
            <text:p>0,4563914558</text:p>
          </table:table-cell>
          <table:table-cell office:value-type="float" office:value="0.731566413973989" calcext:value-type="float">
            <text:p>0,731566414</text:p>
          </table:table-cell>
          <table:table-cell office:value-type="float" office:value="5.000001" calcext:value-type="float">
            <text:p>5,000001</text:p>
          </table:table-cell>
          <table:table-cell office:value-type="float" office:value="4.538392" calcext:value-type="float">
            <text:p>4,53839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114.926215083826" calcext:value-type="float">
            <text:p>114,9262150838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281710788089215" calcext:value-type="float">
            <text:p>0,2817107881</text:p>
          </table:table-cell>
          <table:table-cell office:value-type="float" office:value="0.92" calcext:value-type="float">
            <text:p>0,92</text:p>
          </table:table-cell>
          <table:table-cell office:value-type="float" office:value="-2.13638" calcext:value-type="float">
            <text:p>-2,13638</text:p>
          </table:table-cell>
          <table:table-cell office:value-type="float" office:value="12.26772" calcext:value-type="float">
            <text:p>12,2677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114.926215083826" calcext:value-type="float">
            <text:p>114,9262150838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1" calcext:value-type="float">
            <text:p>1</text:p>
          </table:table-cell>
          <table:table-cell office:value-type="float" office:value="15.81811" calcext:value-type="float">
            <text:p>15,81811</text:p>
          </table:table-cell>
          <table:table-cell office:value-type="float" office:value="11.52985" calcext:value-type="float">
            <text:p>11,52985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Electricité</text:p>
          </table:table-cell>
          <table:table-cell office:value-type="float" office:value="113.07488400291" calcext:value-type="float">
            <text:p>113,0748840029</text:p>
          </table:table-cell>
          <table:table-cell office:value-type="float" office:value="49.6783880510816" calcext:value-type="float">
            <text:p>49,6783880511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office:value-type="float" office:value="0.137985627093845" calcext:value-type="float">
            <text:p>0,1379856271</text:p>
          </table:table-cell>
          <table:table-cell office:value-type="float" office:value="2.94489544186046" calcext:value-type="float">
            <text:p>2,9448954419</text:p>
          </table:table-cell>
          <table:table-cell office:value-type="float" office:value="3.970714" calcext:value-type="float">
            <text:p>3,970714</text:p>
          </table:table-cell>
          <table:table-cell office:value-type="float" office:value="7.106056" calcext:value-type="float">
            <text:p>7,106056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PAC performant</text:p>
          </table:table-cell>
          <table:table-cell office:value-type="string" calcext:value-type="string">
            <text:p>Electricité</text:p>
          </table:table-cell>
          <table:table-cell office:value-type="float" office:value="113.07488400291" calcext:value-type="float">
            <text:p>113,0748840029</text:p>
          </table:table-cell>
          <table:table-cell office:value-type="float" office:value="59.1409381560495" calcext:value-type="float">
            <text:p>59,140938156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3.39795627906976" calcext:value-type="float">
            <text:p>3,3979562791</text:p>
          </table:table-cell>
          <table:table-cell office:value-type="float" office:value="20.00572" calcext:value-type="float">
            <text:p>20,00572</text:p>
          </table:table-cell>
          <table:table-cell office:value-type="float" office:value="7.342242" calcext:value-type="float">
            <text:p>7,34224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168.423853194384" calcext:value-type="float">
            <text:p>168,4238531944</text:p>
          </table:table-cell>
          <table:table-cell office:value-type="float" office:value="25.8018359753418" calcext:value-type="float">
            <text:p>25,8018359753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213912960282357" calcext:value-type="float">
            <text:p>0,021391296</text:p>
          </table:table-cell>
          <table:table-cell office:value-type="float" office:value="0.667536787556813" calcext:value-type="float">
            <text:p>0,6675367876</text:p>
          </table:table-cell>
          <table:table-cell office:value-type="float" office:value="7.96311" calcext:value-type="float">
            <text:p>7,96311</text:p>
          </table:table-cell>
          <table:table-cell office:value-type="float" office:value="11.58433" calcext:value-type="float">
            <text:p>11,58433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182.535839559057" calcext:value-type="float">
            <text:p>182,5358395591</text:p>
          </table:table-cell>
          <table:table-cell office:value-type="float" office:value="25.8144683715376" calcext:value-type="float">
            <text:p>25,8144683715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100830799663122" calcext:value-type="float">
            <text:p>0,1008307997</text:p>
          </table:table-cell>
          <table:table-cell office:value-type="float" office:value="0.678111580081339" calcext:value-type="float">
            <text:p>0,6781115801</text:p>
          </table:table-cell>
          <table:table-cell office:value-type="float" office:value="1.44717" calcext:value-type="float">
            <text:p>1,44717</text:p>
          </table:table-cell>
          <table:table-cell office:value-type="float" office:value="14.65634" calcext:value-type="float">
            <text:p>14,65634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168.423853194384" calcext:value-type="float">
            <text:p>168,4238531944</text:p>
          </table:table-cell>
          <table:table-cell office:value-type="float" office:value="30.7164713992164" calcext:value-type="float">
            <text:p>30,7164713992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500249875065" calcext:value-type="float">
            <text:p>1,00E-004</text:p>
          </table:table-cell>
          <table:table-cell office:value-type="float" office:value="0.770234754873246" calcext:value-type="float">
            <text:p>0,7702347549</text:p>
          </table:table-cell>
          <table:table-cell office:value-type="float" office:value="27.65477" calcext:value-type="float">
            <text:p>27,65477</text:p>
          </table:table-cell>
          <table:table-cell office:value-type="float" office:value="10.57456" calcext:value-type="float">
            <text:p>10,57456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182.535839559057" calcext:value-type="float">
            <text:p>182,5358395591</text:p>
          </table:table-cell>
          <table:table-cell office:value-type="float" office:value="30.7315099661162" calcext:value-type="float">
            <text:p>30,7315099661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500249875065" calcext:value-type="float">
            <text:p>1,00E-004</text:p>
          </table:table-cell>
          <table:table-cell office:value-type="float" office:value="0.782436438555391" calcext:value-type="float">
            <text:p>0,7824364386</text:p>
          </table:table-cell>
          <table:table-cell office:value-type="float" office:value="24.9921" calcext:value-type="float">
            <text:p>24,9921</text:p>
          </table:table-cell>
          <table:table-cell office:value-type="float" office:value="13.23723" calcext:value-type="float">
            <text:p>13,23723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166.658651396789" calcext:value-type="float">
            <text:p>166,6586513968</text:p>
          </table:table-cell>
          <table:table-cell office:value-type="float" office:value="33.0085308173708" calcext:value-type="float">
            <text:p>33,0085308174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500249875065" calcext:value-type="float">
            <text:p>1,00E-004</text:p>
          </table:table-cell>
          <table:table-cell office:value-type="float" office:value="0.718621645149003" calcext:value-type="float">
            <text:p>0,7186216451</text:p>
          </table:table-cell>
          <table:table-cell office:value-type="float" office:value="24.16423" calcext:value-type="float">
            <text:p>24,16423</text:p>
          </table:table-cell>
          <table:table-cell office:value-type="float" office:value="14.0651" calcext:value-type="float">
            <text:p>14,0651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169.599324426027" calcext:value-type="float">
            <text:p>169,599324426</text:p>
          </table:table-cell>
          <table:table-cell office:value-type="float" office:value="33.1144937456576" calcext:value-type="float">
            <text:p>33,1144937457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500249875065" calcext:value-type="float">
            <text:p>1,00E-004</text:p>
          </table:table-cell>
          <table:table-cell office:value-type="float" office:value="0.948575888067158" calcext:value-type="float">
            <text:p>0,9485758881</text:p>
          </table:table-cell>
          <table:table-cell office:value-type="float" office:value="31.16687" calcext:value-type="float">
            <text:p>31,16687</text:p>
          </table:table-cell>
          <table:table-cell office:value-type="float" office:value="7.062462" calcext:value-type="float">
            <text:p>7,06246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166.658651396789" calcext:value-type="float">
            <text:p>166,6586513968</text:p>
          </table:table-cell>
          <table:table-cell office:value-type="float" office:value="27.7271658865915" calcext:value-type="float">
            <text:p>27,7271658866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336400270604422" calcext:value-type="float">
            <text:p>0,0336400271</text:p>
          </table:table-cell>
          <table:table-cell office:value-type="float" office:value="0.54375443646986" calcext:value-type="float">
            <text:p>0,5437544365</text:p>
          </table:table-cell>
          <table:table-cell office:value-type="float" office:value="1.05331" calcext:value-type="float">
            <text:p>1,05331</text:p>
          </table:table-cell>
          <table:table-cell office:value-type="float" office:value="17.41863" calcext:value-type="float">
            <text:p>17,41863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169.599324426027" calcext:value-type="float">
            <text:p>169,599324426</text:p>
          </table:table-cell>
          <table:table-cell office:value-type="float" office:value="27.8161747463524" calcext:value-type="float">
            <text:p>27,8161747464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506798995134273" calcext:value-type="float">
            <text:p>0,5067989951</text:p>
          </table:table-cell>
          <table:table-cell office:value-type="float" office:value="0.717746747968256" calcext:value-type="float">
            <text:p>0,717746748</text:p>
          </table:table-cell>
          <table:table-cell office:value-type="float" office:value="4.999995" calcext:value-type="float">
            <text:p>4,999995</text:p>
          </table:table-cell>
          <table:table-cell office:value-type="float" office:value="8.160285" calcext:value-type="float">
            <text:p>8,160285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159.797181607856" calcext:value-type="float">
            <text:p>159,7971816079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33683913198899" calcext:value-type="float">
            <text:p>0,336839132</text:p>
          </table:table-cell>
          <table:table-cell office:value-type="float" office:value="0.92" calcext:value-type="float">
            <text:p>0,92</text:p>
          </table:table-cell>
          <table:table-cell office:value-type="float" office:value="-2.80106" calcext:value-type="float">
            <text:p>-2,80106</text:p>
          </table:table-cell>
          <table:table-cell office:value-type="float" office:value="16.65081" calcext:value-type="float">
            <text:p>16,65081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159.797181607856" calcext:value-type="float">
            <text:p>159,7971816079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500249875065" calcext:value-type="float">
            <text:p>1,00E-004</text:p>
          </table:table-cell>
          <table:table-cell office:value-type="float" office:value="1" calcext:value-type="float">
            <text:p>1</text:p>
          </table:table-cell>
          <table:table-cell office:value-type="float" office:value="22.66704" calcext:value-type="float">
            <text:p>22,66704</text:p>
          </table:table-cell>
          <table:table-cell office:value-type="float" office:value="15.56229" calcext:value-type="float">
            <text:p>15,5622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69.947492946875" calcext:value-type="float">
            <text:p>69,9474929469</text:p>
          </table:table-cell>
          <table:table-cell office:value-type="float" office:value="15.494674538956" calcext:value-type="float">
            <text:p>15,494674539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166589850297538" calcext:value-type="float">
            <text:p>0,016658985</text:p>
          </table:table-cell>
          <table:table-cell office:value-type="float" office:value="0.668116768317533" calcext:value-type="float">
            <text:p>0,6681167683</text:p>
          </table:table-cell>
          <table:table-cell office:value-type="float" office:value="6.670713" calcext:value-type="float">
            <text:p>6,670713</text:p>
          </table:table-cell>
          <table:table-cell office:value-type="float" office:value="5.113377" calcext:value-type="float">
            <text:p>5,113377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67.8413209232194" calcext:value-type="float">
            <text:p>67,8413209232</text:p>
          </table:table-cell>
          <table:table-cell office:value-type="float" office:value="16.457391600756" calcext:value-type="float">
            <text:p>16,4573916008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863693279061366" calcext:value-type="float">
            <text:p>0,0863693279</text:p>
          </table:table-cell>
          <table:table-cell office:value-type="float" office:value="0.682347739508038" calcext:value-type="float">
            <text:p>0,6823477395</text:p>
          </table:table-cell>
          <table:table-cell office:value-type="float" office:value="3.73656" calcext:value-type="float">
            <text:p>3,73656</text:p>
          </table:table-cell>
          <table:table-cell office:value-type="float" office:value="5.8565" calcext:value-type="float">
            <text:p>5,8565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69.947492946875" calcext:value-type="float">
            <text:p>69,9474929469</text:p>
          </table:table-cell>
          <table:table-cell office:value-type="float" office:value="18.4460411178048" calcext:value-type="float">
            <text:p>18,4460411178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" calcext:value-type="float">
            <text:p>9,99E-005</text:p>
          </table:table-cell>
          <table:table-cell office:value-type="float" office:value="0.770903963443307" calcext:value-type="float">
            <text:p>0,7709039634</text:p>
          </table:table-cell>
          <table:table-cell office:value-type="float" office:value="17.58474" calcext:value-type="float">
            <text:p>17,58474</text:p>
          </table:table-cell>
          <table:table-cell office:value-type="float" office:value="4.752762" calcext:value-type="float">
            <text:p>4,752762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67.8413209232194" calcext:value-type="float">
            <text:p>67,8413209232</text:p>
          </table:table-cell>
          <table:table-cell office:value-type="float" office:value="19.5921328580428" calcext:value-type="float">
            <text:p>19,592132858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" calcext:value-type="float">
            <text:p>9,99E-005</text:p>
          </table:table-cell>
          <table:table-cell office:value-type="float" office:value="0.787324314816967" calcext:value-type="float">
            <text:p>0,7873243148</text:p>
          </table:table-cell>
          <table:table-cell office:value-type="float" office:value="16.92074" calcext:value-type="float">
            <text:p>16,92074</text:p>
          </table:table-cell>
          <table:table-cell office:value-type="float" office:value="5.416757" calcext:value-type="float">
            <text:p>5,416757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74.2519312621673" calcext:value-type="float">
            <text:p>74,2519312622</text:p>
          </table:table-cell>
          <table:table-cell office:value-type="float" office:value="5.24053548673392" calcext:value-type="float">
            <text:p>5,2405354867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" calcext:value-type="float">
            <text:p>9,99E-005</text:p>
          </table:table-cell>
          <table:table-cell office:value-type="float" office:value="0.725216305705104" calcext:value-type="float">
            <text:p>0,7252163057</text:p>
          </table:table-cell>
          <table:table-cell office:value-type="float" office:value="16.81469" calcext:value-type="float">
            <text:p>16,81469</text:p>
          </table:table-cell>
          <table:table-cell office:value-type="float" office:value="5.522812" calcext:value-type="float">
            <text:p>5,52281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71.7820661262618" calcext:value-type="float">
            <text:p>71,7820661263</text:p>
          </table:table-cell>
          <table:table-cell office:value-type="float" office:value="3.89748889156372" calcext:value-type="float">
            <text:p>3,8974888916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" calcext:value-type="float">
            <text:p>9,99E-005</text:p>
          </table:table-cell>
          <table:table-cell office:value-type="float" office:value="0.957295666038883" calcext:value-type="float">
            <text:p>0,957295666</text:p>
          </table:table-cell>
          <table:table-cell office:value-type="float" office:value="20.11069" calcext:value-type="float">
            <text:p>20,11069</text:p>
          </table:table-cell>
          <table:table-cell office:value-type="float" office:value="2.226814" calcext:value-type="float">
            <text:p>2,226814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74.2519312621673" calcext:value-type="float">
            <text:p>74,2519312622</text:p>
          </table:table-cell>
          <table:table-cell office:value-type="float" office:value="4.40204980885649" calcext:value-type="float">
            <text:p>4,4020498089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339486194507883" calcext:value-type="float">
            <text:p>0,0339486195</text:p>
          </table:table-cell>
          <table:table-cell office:value-type="float" office:value="0.554684865734094" calcext:value-type="float">
            <text:p>0,5546848657</text:p>
          </table:table-cell>
          <table:table-cell office:value-type="float" office:value="3.740271" calcext:value-type="float">
            <text:p>3,740271</text:p>
          </table:table-cell>
          <table:table-cell office:value-type="float" office:value="7.040489" calcext:value-type="float">
            <text:p>7,04048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71.7820661262618" calcext:value-type="float">
            <text:p>71,7820661263</text:p>
          </table:table-cell>
          <table:table-cell office:value-type="float" office:value="3.27389066891352" calcext:value-type="float">
            <text:p>3,2738906689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462749288738" calcext:value-type="float">
            <text:p>0,4627492887</text:p>
          </table:table-cell>
          <table:table-cell office:value-type="float" office:value="0.732186051270633" calcext:value-type="float">
            <text:p>0,7321860513</text:p>
          </table:table-cell>
          <table:table-cell office:value-type="float" office:value="5.000002" calcext:value-type="float">
            <text:p>5,000002</text:p>
          </table:table-cell>
          <table:table-cell office:value-type="float" office:value="2.777388" calcext:value-type="float">
            <text:p>2,777388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69.2481504665355" calcext:value-type="float">
            <text:p>69,2481504665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107439865483432" calcext:value-type="float">
            <text:p>0,1074398655</text:p>
          </table:table-cell>
          <table:table-cell office:value-type="float" office:value="0.92" calcext:value-type="float">
            <text:p>0,92</text:p>
          </table:table-cell>
          <table:table-cell office:value-type="float" office:value="1.529034" calcext:value-type="float">
            <text:p>1,529034</text:p>
          </table:table-cell>
          <table:table-cell office:value-type="float" office:value="7.805796" calcext:value-type="float">
            <text:p>7,805796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69.2481504665355" calcext:value-type="float">
            <text:p>69,2481504665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40035978413" calcext:value-type="float">
            <text:p>9,99E-005</text:p>
          </table:table-cell>
          <table:table-cell office:value-type="float" office:value="1" calcext:value-type="float">
            <text:p>1</text:p>
          </table:table-cell>
          <table:table-cell office:value-type="float" office:value="14.91262" calcext:value-type="float">
            <text:p>14,91262</text:p>
          </table:table-cell>
          <table:table-cell office:value-type="float" office:value="7.424882" calcext:value-type="float">
            <text:p>7,42488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Electricité</text:p>
          </table:table-cell>
          <table:table-cell office:value-type="float" office:value="72.3689533762215" calcext:value-type="float">
            <text:p>72,3689533762</text:p>
          </table:table-cell>
          <table:table-cell office:value-type="float" office:value="44.7584571443371" calcext:value-type="float">
            <text:p>44,7584571443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office:value-type="float" office:value="0.292234273176018" calcext:value-type="float">
            <text:p>0,2922342732</text:p>
          </table:table-cell>
          <table:table-cell office:value-type="float" office:value="2.94489544186046" calcext:value-type="float">
            <text:p>2,9448954419</text:p>
          </table:table-cell>
          <table:table-cell office:value-type="float" office:value="2.735474" calcext:value-type="float">
            <text:p>2,735474</text:p>
          </table:table-cell>
          <table:table-cell office:value-type="float" office:value="5.501842" calcext:value-type="float">
            <text:p>5,50184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PAC performant</text:p>
          </table:table-cell>
          <table:table-cell office:value-type="string" calcext:value-type="string">
            <text:p>Electricité</text:p>
          </table:table-cell>
          <table:table-cell office:value-type="float" office:value="72.3689533762215" calcext:value-type="float">
            <text:p>72,3689533762</text:p>
          </table:table-cell>
          <table:table-cell office:value-type="float" office:value="53.2838775527823" calcext:value-type="float">
            <text:p>53,2838775528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" calcext:value-type="float">
            <text:p>9,99E-005</text:p>
          </table:table-cell>
          <table:table-cell office:value-type="float" office:value="3.39795627906976" calcext:value-type="float">
            <text:p>3,3979562791</text:p>
          </table:table-cell>
          <table:table-cell office:value-type="float" office:value="16.5028" calcext:value-type="float">
            <text:p>16,5028</text:p>
          </table:table-cell>
          <table:table-cell office:value-type="float" office:value="5.834699" calcext:value-type="float">
            <text:p>5,83469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87.6484813847384" calcext:value-type="float">
            <text:p>87,6484813847</text:p>
          </table:table-cell>
          <table:table-cell office:value-type="float" office:value="16.4639832448673" calcext:value-type="float">
            <text:p>16,4639832449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211169983504891" calcext:value-type="float">
            <text:p>0,0211169984</text:p>
          </table:table-cell>
          <table:table-cell office:value-type="float" office:value="0.659500476223797" calcext:value-type="float">
            <text:p>0,6595004762</text:p>
          </table:table-cell>
          <table:table-cell office:value-type="float" office:value="6.341983" calcext:value-type="float">
            <text:p>6,341983</text:p>
          </table:table-cell>
          <table:table-cell office:value-type="float" office:value="6.285897" calcext:value-type="float">
            <text:p>6,285897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99.671901868229" calcext:value-type="float">
            <text:p>99,6719018682</text:p>
          </table:table-cell>
          <table:table-cell office:value-type="float" office:value="18.2769123151778" calcext:value-type="float">
            <text:p>18,2769123152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782341848088168" calcext:value-type="float">
            <text:p>0,0782341848</text:p>
          </table:table-cell>
          <table:table-cell office:value-type="float" office:value="0.67770488577607" calcext:value-type="float">
            <text:p>0,6777048858</text:p>
          </table:table-cell>
          <table:table-cell office:value-type="float" office:value="2.446134" calcext:value-type="float">
            <text:p>2,446134</text:p>
          </table:table-cell>
          <table:table-cell office:value-type="float" office:value="8.274856" calcext:value-type="float">
            <text:p>8,274856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87.6484813847384" calcext:value-type="float">
            <text:p>87,6484813847</text:p>
          </table:table-cell>
          <table:table-cell office:value-type="float" office:value="19.5999800534135" calcext:value-type="float">
            <text:p>19,5999800534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60962087950535" calcext:value-type="float">
            <text:p>0,760962088</text:p>
          </table:table-cell>
          <table:table-cell office:value-type="float" office:value="18.86807" calcext:value-type="float">
            <text:p>18,86807</text:p>
          </table:table-cell>
          <table:table-cell office:value-type="float" office:value="5.789036" calcext:value-type="float">
            <text:p>5,789036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99.671901868229" calcext:value-type="float">
            <text:p>99,6719018682</text:p>
          </table:table-cell>
          <table:table-cell office:value-type="float" office:value="21.7582289466402" calcext:value-type="float">
            <text:p>21,7582289466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81967175895465" calcext:value-type="float">
            <text:p>0,7819671759</text:p>
          </table:table-cell>
          <table:table-cell office:value-type="float" office:value="17.10673" calcext:value-type="float">
            <text:p>17,10673</text:p>
          </table:table-cell>
          <table:table-cell office:value-type="float" office:value="7.550379" calcext:value-type="float">
            <text:p>7,55037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94.3121489494089" calcext:value-type="float">
            <text:p>94,3121489494</text:p>
          </table:table-cell>
          <table:table-cell office:value-type="float" office:value="5.45907670666335" calcext:value-type="float">
            <text:p>5,4590767067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725241125903443" calcext:value-type="float">
            <text:p>0,7252411259</text:p>
          </table:table-cell>
          <table:table-cell office:value-type="float" office:value="17.73055" calcext:value-type="float">
            <text:p>17,73055</text:p>
          </table:table-cell>
          <table:table-cell office:value-type="float" office:value="6.926559" calcext:value-type="float">
            <text:p>6,92655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94.1059497707279" calcext:value-type="float">
            <text:p>94,1059497707</text:p>
          </table:table-cell>
          <table:table-cell office:value-type="float" office:value="4.08649314475903" calcext:value-type="float">
            <text:p>4,0864931448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0.957310572513649" calcext:value-type="float">
            <text:p>0,9573105725</text:p>
          </table:table-cell>
          <table:table-cell office:value-type="float" office:value="21.81309" calcext:value-type="float">
            <text:p>21,81309</text:p>
          </table:table-cell>
          <table:table-cell office:value-type="float" office:value="2.844022" calcext:value-type="float">
            <text:p>2,84402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94.3121489494089" calcext:value-type="float">
            <text:p>94,3121489494</text:p>
          </table:table-cell>
          <table:table-cell office:value-type="float" office:value="4.58562443359722" calcext:value-type="float">
            <text:p>4,5856244336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352432999626002" calcext:value-type="float">
            <text:p>0,0352433</text:p>
          </table:table-cell>
          <table:table-cell office:value-type="float" office:value="0.554689829773762" calcext:value-type="float">
            <text:p>0,5546898298</text:p>
          </table:table-cell>
          <table:table-cell office:value-type="float" office:value="2.976232" calcext:value-type="float">
            <text:p>2,976232</text:p>
          </table:table-cell>
          <table:table-cell office:value-type="float" office:value="8.868498" calcext:value-type="float">
            <text:p>8,868498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94.1059497707279" calcext:value-type="float">
            <text:p>94,1059497707</text:p>
          </table:table-cell>
          <table:table-cell office:value-type="float" office:value="3.43265424159758" calcext:value-type="float">
            <text:p>3,4326542416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465833946357787" calcext:value-type="float">
            <text:p>0,4658339464</text:p>
          </table:table-cell>
          <table:table-cell office:value-type="float" office:value="0.732189032565586" calcext:value-type="float">
            <text:p>0,7321890326</text:p>
          </table:table-cell>
          <table:table-cell office:value-type="float" office:value="5.000001" calcext:value-type="float">
            <text:p>5,000001</text:p>
          </table:table-cell>
          <table:table-cell office:value-type="float" office:value="3.577893" calcext:value-type="float">
            <text:p>3,577893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84.3001089202288" calcext:value-type="float">
            <text:p>84,3001089202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120354272970061" calcext:value-type="float">
            <text:p>0,120354273</text:p>
          </table:table-cell>
          <table:table-cell office:value-type="float" office:value="0.92" calcext:value-type="float">
            <text:p>0,92</text:p>
          </table:table-cell>
          <table:table-cell office:value-type="float" office:value="0.882918" calcext:value-type="float">
            <text:p>0,882918</text:p>
          </table:table-cell>
          <table:table-cell office:value-type="float" office:value="9.276102" calcext:value-type="float">
            <text:p>9,27610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84.3001089202288" calcext:value-type="float">
            <text:p>84,3001089202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1" calcext:value-type="float">
            <text:p>1</text:p>
          </table:table-cell>
          <table:table-cell office:value-type="float" office:value="15.87955" calcext:value-type="float">
            <text:p>15,87955</text:p>
          </table:table-cell>
          <table:table-cell office:value-type="float" office:value="8.777564" calcext:value-type="float">
            <text:p>8,777564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Electricité</text:p>
          </table:table-cell>
          <table:table-cell office:value-type="float" office:value="94.543658040392" calcext:value-type="float">
            <text:p>94,5436580404</text:p>
          </table:table-cell>
          <table:table-cell office:value-type="float" office:value="48.5743693477525" calcext:value-type="float">
            <text:p>48,5743693478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office:value-type="float" office:value="0.278617657334375" calcext:value-type="float">
            <text:p>0,2786176573</text:p>
          </table:table-cell>
          <table:table-cell office:value-type="float" office:value="2.94489544186046" calcext:value-type="float">
            <text:p>2,9448954419</text:p>
          </table:table-cell>
          <table:table-cell office:value-type="float" office:value="2.687786" calcext:value-type="float">
            <text:p>2,687786</text:p>
          </table:table-cell>
          <table:table-cell office:value-type="float" office:value="6.459315" calcext:value-type="float">
            <text:p>6,459315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PAC performant</text:p>
          </table:table-cell>
          <table:table-cell office:value-type="string" calcext:value-type="string">
            <text:p>Electricité</text:p>
          </table:table-cell>
          <table:table-cell office:value-type="float" office:value="94.543658040392" calcext:value-type="float">
            <text:p>94,5436580404</text:p>
          </table:table-cell>
          <table:table-cell office:value-type="float" office:value="57.8266301758958" calcext:value-type="float">
            <text:p>57,8266301759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1" calcext:value-type="float">
            <text:p>9,99E-005</text:p>
          </table:table-cell>
          <table:table-cell office:value-type="float" office:value="3.39795627906976" calcext:value-type="float">
            <text:p>3,3979562791</text:p>
          </table:table-cell>
          <table:table-cell office:value-type="float" office:value="17.90168" calcext:value-type="float">
            <text:p>17,90168</text:p>
          </table:table-cell>
          <table:table-cell office:value-type="float" office:value="6.755428" calcext:value-type="float">
            <text:p>6,755428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97.1356885295634" calcext:value-type="float">
            <text:p>97,1356885296</text:p>
          </table:table-cell>
          <table:table-cell office:value-type="float" office:value="20.4892296406805" calcext:value-type="float">
            <text:p>20,4892296407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158108850221979" calcext:value-type="float">
            <text:p>0,015810885</text:p>
          </table:table-cell>
          <table:table-cell office:value-type="float" office:value="0.674961067637281" calcext:value-type="float">
            <text:p>0,6749610676</text:p>
          </table:table-cell>
          <table:table-cell office:value-type="float" office:value="6.775315" calcext:value-type="float">
            <text:p>6,775315</text:p>
          </table:table-cell>
          <table:table-cell office:value-type="float" office:value="6.977065" calcext:value-type="float">
            <text:p>6,977065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105.46649306633" calcext:value-type="float">
            <text:p>105,4664930663</text:p>
          </table:table-cell>
          <table:table-cell office:value-type="float" office:value="20.8884697351015" calcext:value-type="float">
            <text:p>20,8884697351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92374157720969" calcext:value-type="float">
            <text:p>0,0923741577</text:p>
          </table:table-cell>
          <table:table-cell office:value-type="float" office:value="0.678476905338781" calcext:value-type="float">
            <text:p>0,6784769053</text:p>
          </table:table-cell>
          <table:table-cell office:value-type="float" office:value="2.182909" calcext:value-type="float">
            <text:p>2,182909</text:p>
          </table:table-cell>
          <table:table-cell office:value-type="float" office:value="8.846531" calcext:value-type="float">
            <text:p>8,846531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97.1356885295634" calcext:value-type="float">
            <text:p>97,1356885296</text:p>
          </table:table-cell>
          <table:table-cell office:value-type="float" office:value="24.3919400484291" calcext:value-type="float">
            <text:p>24,3919400484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2" calcext:value-type="float">
            <text:p>9,99E-005</text:p>
          </table:table-cell>
          <table:table-cell office:value-type="float" office:value="0.77880123188917" calcext:value-type="float">
            <text:p>0,7788012319</text:p>
          </table:table-cell>
          <table:table-cell office:value-type="float" office:value="19.42733" calcext:value-type="float">
            <text:p>19,42733</text:p>
          </table:table-cell>
          <table:table-cell office:value-type="float" office:value="6.471484" calcext:value-type="float">
            <text:p>6,471484</text:p>
          </table:table-cell>
        </table:table-row>
        <table:table-row table:style-name="ro4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105.46649306633" calcext:value-type="float">
            <text:p>105,4664930663</text:p>
          </table:table-cell>
          <table:table-cell office:value-type="float" office:value="24.8672258751209" calcext:value-type="float">
            <text:p>24,8672258751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400359784132" calcext:value-type="float">
            <text:p>9,99E-005</text:p>
          </table:table-cell>
          <table:table-cell office:value-type="float" office:value="0.782857967698593" calcext:value-type="float">
            <text:p>0,7828579677</text:p>
          </table:table-cell>
          <table:table-cell office:value-type="float" office:value="17.79885" calcext:value-type="float">
            <text:p>17,79885</text:p>
          </table:table-cell>
          <table:table-cell office:value-type="float" office:value="8.09996" calcext:value-type="float">
            <text:p>8,09996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101.952244456307" calcext:value-type="float">
            <text:p>101,9522444563</text:p>
          </table:table-cell>
          <table:table-cell office:value-type="float" office:value="5.96552431785496" calcext:value-type="float">
            <text:p>5,9655243179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2" calcext:value-type="float">
            <text:p>9,99E-005</text:p>
          </table:table-cell>
          <table:table-cell office:value-type="float" office:value="0.725278393136078" calcext:value-type="float">
            <text:p>0,7252783931</text:p>
          </table:table-cell>
          <table:table-cell office:value-type="float" office:value="18.40678" calcext:value-type="float">
            <text:p>18,40678</text:p>
          </table:table-cell>
          <table:table-cell office:value-type="float" office:value="7.492031" calcext:value-type="float">
            <text:p>7,492031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105.53610566243" calcext:value-type="float">
            <text:p>105,5361056624</text:p>
          </table:table-cell>
          <table:table-cell office:value-type="float" office:value="4.57382632582496" calcext:value-type="float">
            <text:p>4,5738263258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2" calcext:value-type="float">
            <text:p>9,99E-005</text:p>
          </table:table-cell>
          <table:table-cell office:value-type="float" office:value="0.957368830057749" calcext:value-type="float">
            <text:p>0,9573688301</text:p>
          </table:table-cell>
          <table:table-cell office:value-type="float" office:value="22.71019" calcext:value-type="float">
            <text:p>22,71019</text:p>
          </table:table-cell>
          <table:table-cell office:value-type="float" office:value="3.188622" calcext:value-type="float">
            <text:p>3,188622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101.952244456307" calcext:value-type="float">
            <text:p>101,9522444563</text:p>
          </table:table-cell>
          <table:table-cell office:value-type="float" office:value="5.01104042699817" calcext:value-type="float">
            <text:p>5,011040427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276381992546513" calcext:value-type="float">
            <text:p>0,0276381993</text:p>
          </table:table-cell>
          <table:table-cell office:value-type="float" office:value="0.554697283220289" calcext:value-type="float">
            <text:p>0,5546972832</text:p>
          </table:table-cell>
          <table:table-cell office:value-type="float" office:value="3.234261" calcext:value-type="float">
            <text:p>3,234261</text:p>
          </table:table-cell>
          <table:table-cell office:value-type="float" office:value="9.590769" calcext:value-type="float">
            <text:p>9,59076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105.53610566243" calcext:value-type="float">
            <text:p>105,5361056624</text:p>
          </table:table-cell>
          <table:table-cell office:value-type="float" office:value="3.84201411369297" calcext:value-type="float">
            <text:p>3,8420141137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465014294836305" calcext:value-type="float">
            <text:p>0,4650142948</text:p>
          </table:table-cell>
          <table:table-cell office:value-type="float" office:value="0.732200684074406" calcext:value-type="float">
            <text:p>0,7322006841</text:p>
          </table:table-cell>
          <table:table-cell office:value-type="float" office:value="5" calcext:value-type="float">
            <text:p>5</text:p>
          </table:table-cell>
          <table:table-cell office:value-type="float" office:value="4.01185" calcext:value-type="float">
            <text:p>4,01185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99.5689345469583" calcext:value-type="float">
            <text:p>99,568934547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100956906184941" calcext:value-type="float">
            <text:p>0,1009569062</text:p>
          </table:table-cell>
          <table:table-cell office:value-type="float" office:value="0.92" calcext:value-type="float">
            <text:p>0,92</text:p>
          </table:table-cell>
          <table:table-cell office:value-type="float" office:value="0.14004" calcext:value-type="float">
            <text:p>0,14004</text:p>
          </table:table-cell>
          <table:table-cell office:value-type="float" office:value="10.76759" calcext:value-type="float">
            <text:p>10,76759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99.5689345469583" calcext:value-type="float">
            <text:p>99,568934547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400359784132" calcext:value-type="float">
            <text:p>9,99E-005</text:p>
          </table:table-cell>
          <table:table-cell office:value-type="float" office:value="1" calcext:value-type="float">
            <text:p>1</text:p>
          </table:table-cell>
          <table:table-cell office:value-type="float" office:value="15.74907" calcext:value-type="float">
            <text:p>15,74907</text:p>
          </table:table-cell>
          <table:table-cell office:value-type="float" office:value="10.14974" calcext:value-type="float">
            <text:p>10,14974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Electricité</text:p>
          </table:table-cell>
          <table:table-cell office:value-type="float" office:value="105.196159176303" calcext:value-type="float">
            <text:p>105,1961591763</text:p>
          </table:table-cell>
          <table:table-cell office:value-type="float" office:value="58.3663687374653" calcext:value-type="float">
            <text:p>58,3663687375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office:value-type="float" office:value="0.297605916765065" calcext:value-type="float">
            <text:p>0,2976059168</text:p>
          </table:table-cell>
          <table:table-cell office:value-type="float" office:value="2.94489544186046" calcext:value-type="float">
            <text:p>2,9448954419</text:p>
          </table:table-cell>
          <table:table-cell office:value-type="float" office:value="2.023981" calcext:value-type="float">
            <text:p>2,023981</text:p>
          </table:table-cell>
          <table:table-cell office:value-type="float" office:value="7.504903" calcext:value-type="float">
            <text:p>7,504903</text:p>
          </table:table-cell>
        </table:table-row>
        <table:table-row table:style-name="ro3"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PAC performant</text:p>
          </table:table-cell>
          <table:table-cell office:value-type="string" calcext:value-type="string">
            <text:p>Electricité</text:p>
          </table:table-cell>
          <table:table-cell office:value-type="float" office:value="105.196159176303" calcext:value-type="float">
            <text:p>105,1961591763</text:p>
          </table:table-cell>
          <table:table-cell office:value-type="float" office:value="69.4837723065064" calcext:value-type="float">
            <text:p>69,4837723065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400359784132" calcext:value-type="float">
            <text:p>9,99E-005</text:p>
          </table:table-cell>
          <table:table-cell office:value-type="float" office:value="3.39795627906976" calcext:value-type="float">
            <text:p>3,3979562791</text:p>
          </table:table-cell>
          <table:table-cell office:value-type="float" office:value="18.0039" calcext:value-type="float">
            <text:p>18,0039</text:p>
          </table:table-cell>
          <table:table-cell office:value-type="float" office:value="7.894913" calcext:value-type="float">
            <text:p>7,894913</text:p>
          </table:table-cell>
        </table:table-row>
        <table:table-row table:style-name="ro3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114.356595170033" calcext:value-type="float">
            <text:p>114,35659517</text:p>
          </table:table-cell>
          <table:table-cell office:value-type="float" office:value="25.4823332830455" calcext:value-type="float">
            <text:p>25,482333283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310190585599317" calcext:value-type="float">
            <text:p>0,0310190586</text:p>
          </table:table-cell>
          <table:table-cell office:value-type="float" office:value="0.736040784395178" calcext:value-type="float">
            <text:p>0,7360407844</text:p>
          </table:table-cell>
          <table:table-cell office:value-type="float" office:value="5.617392" calcext:value-type="float">
            <text:p>5,617392</text:p>
          </table:table-cell>
          <table:table-cell office:value-type="float" office:value="7.747608" calcext:value-type="float">
            <text:p>7,747608</text:p>
          </table:table-cell>
        </table:table-row>
        <table:table-row table:style-name="ro3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124.088283871185" calcext:value-type="float">
            <text:p>124,0882838712</text:p>
          </table:table-cell>
          <table:table-cell office:value-type="float" office:value="25.6605315319725" calcext:value-type="float">
            <text:p>25,660531532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4124899826696" calcext:value-type="float">
            <text:p>0,0412489983</text:p>
          </table:table-cell>
          <table:table-cell office:value-type="float" office:value="0.699854343743125" calcext:value-type="float">
            <text:p>0,6998543437</text:p>
          </table:table-cell>
          <table:table-cell office:value-type="float" office:value="2.68919" calcext:value-type="float">
            <text:p>2,68919</text:p>
          </table:table-cell>
          <table:table-cell office:value-type="float" office:value="10.20803" calcext:value-type="float">
            <text:p>10,20803</text:p>
          </table:table-cell>
        </table:table-row>
        <table:table-row table:style-name="ro4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114.356595170033" calcext:value-type="float">
            <text:p>114,35659517</text:p>
          </table:table-cell>
          <table:table-cell office:value-type="float" office:value="30.3361110512446" calcext:value-type="float">
            <text:p>30,3361110512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849277828148282" calcext:value-type="float">
            <text:p>0,8492778281</text:p>
          </table:table-cell>
          <table:table-cell office:value-type="float" office:value="20.13893" calcext:value-type="float">
            <text:p>20,13893</text:p>
          </table:table-cell>
          <table:table-cell office:value-type="float" office:value="7.242784" calcext:value-type="float">
            <text:p>7,242784</text:p>
          </table:table-cell>
        </table:table-row>
        <table:table-row table:style-name="ro4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124.088283871185" calcext:value-type="float">
            <text:p>124,0882838712</text:p>
          </table:table-cell>
          <table:table-cell office:value-type="float" office:value="30.5482518237768" calcext:value-type="float">
            <text:p>30,5482518238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807524242780528" calcext:value-type="float">
            <text:p>0,8075242428</text:p>
          </table:table-cell>
          <table:table-cell office:value-type="float" office:value="18.00287" calcext:value-type="float">
            <text:p>18,00287</text:p>
          </table:table-cell>
          <table:table-cell office:value-type="float" office:value="9.378839" calcext:value-type="float">
            <text:p>9,378839</text:p>
          </table:table-cell>
        </table:table-row>
        <table:table-row table:style-name="ro3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92.6710151265746" calcext:value-type="float">
            <text:p>92,6710151266</text:p>
          </table:table-cell>
          <table:table-cell office:value-type="float" office:value="21.0515219161506" calcext:value-type="float">
            <text:p>21,0515219162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754189753101437" calcext:value-type="float">
            <text:p>0,7541897531</text:p>
          </table:table-cell>
          <table:table-cell office:value-type="float" office:value="19.66747" calcext:value-type="float">
            <text:p>19,66747</text:p>
          </table:table-cell>
          <table:table-cell office:value-type="float" office:value="7.714244" calcext:value-type="float">
            <text:p>7,714244</text:p>
          </table:table-cell>
        </table:table-row>
        <table:table-row table:style-name="ro3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91.6337872150287" calcext:value-type="float">
            <text:p>91,633787215</text:p>
          </table:table-cell>
          <table:table-cell office:value-type="float" office:value="14.9997759369219" calcext:value-type="float">
            <text:p>14,9997759369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981787082244074" calcext:value-type="float">
            <text:p>0,9817870822</text:p>
          </table:table-cell>
          <table:table-cell office:value-type="float" office:value="23.86322" calcext:value-type="float">
            <text:p>23,86322</text:p>
          </table:table-cell>
          <table:table-cell office:value-type="float" office:value="3.518486" calcext:value-type="float">
            <text:p>3,518486</text:p>
          </table:table-cell>
        </table:table-row>
        <table:table-row table:style-name="ro2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92.6710151265746" calcext:value-type="float">
            <text:p>92,6710151266</text:p>
          </table:table-cell>
          <table:table-cell office:value-type="float" office:value="17.6832784095665" calcext:value-type="float">
            <text:p>17,6832784096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597804752534849" calcext:value-type="float">
            <text:p>0,0597804753</text:p>
          </table:table-cell>
          <table:table-cell office:value-type="float" office:value="0.570431409553063" calcext:value-type="float">
            <text:p>0,5704314096</text:p>
          </table:table-cell>
          <table:table-cell office:value-type="float" office:value="2.860208" calcext:value-type="float">
            <text:p>2,860208</text:p>
          </table:table-cell>
          <table:table-cell office:value-type="float" office:value="9.452472" calcext:value-type="float">
            <text:p>9,452472</text:p>
          </table:table-cell>
        </table:table-row>
        <table:table-row table:style-name="ro2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91.6337872150287" calcext:value-type="float">
            <text:p>91,633787215</text:p>
          </table:table-cell>
          <table:table-cell office:value-type="float" office:value="12.5998117870144" calcext:value-type="float">
            <text:p>12,599811787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525865935146803" calcext:value-type="float">
            <text:p>0,5258659351</text:p>
          </table:table-cell>
          <table:table-cell office:value-type="float" office:value="0.686139603819634" calcext:value-type="float">
            <text:p>0,6861396038</text:p>
          </table:table-cell>
          <table:table-cell office:value-type="float" office:value="5" calcext:value-type="float">
            <text:p>5</text:p>
          </table:table-cell>
          <table:table-cell office:value-type="float" office:value="4.382385" calcext:value-type="float">
            <text:p>4,382385</text:p>
          </table:table-cell>
        </table:table-row>
        <table:table-row table:style-name="ro2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76.7237816661824" calcext:value-type="float">
            <text:p>76,7237816662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140802773588288" calcext:value-type="float">
            <text:p>0,1408027736</text:p>
          </table:table-cell>
          <table:table-cell office:value-type="float" office:value="0.919999999999999" calcext:value-type="float">
            <text:p>0,92</text:p>
          </table:table-cell>
          <table:table-cell office:value-type="float" office:value="2.526289" calcext:value-type="float">
            <text:p>2,526289</text:p>
          </table:table-cell>
          <table:table-cell office:value-type="float" office:value="8.536031" calcext:value-type="float">
            <text:p>8,536031</text:p>
          </table:table-cell>
        </table:table-row>
        <table:table-row table:style-name="ro3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76.7237816661824" calcext:value-type="float">
            <text:p>76,7237816662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1" calcext:value-type="float">
            <text:p>1</text:p>
          </table:table-cell>
          <table:table-cell office:value-type="float" office:value="19.28501" calcext:value-type="float">
            <text:p>19,28501</text:p>
          </table:table-cell>
          <table:table-cell office:value-type="float" office:value="8.096698" calcext:value-type="float">
            <text:p>8,096698</text:p>
          </table:table-cell>
        </table:table-row>
        <table:table-row table:style-name="ro2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Electricité</text:p>
          </table:table-cell>
          <table:table-cell office:value-type="float" office:value="89.5450597505965" calcext:value-type="float">
            <text:p>89,5450597506</text:p>
          </table:table-cell>
          <table:table-cell office:value-type="float" office:value="66.2109544580448" calcext:value-type="float">
            <text:p>66,210954458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office:value-type="float" office:value="0.092189394587406" calcext:value-type="float">
            <text:p>0,0921893946</text:p>
          </table:table-cell>
          <table:table-cell office:value-type="float" office:value="2.94489544186046" calcext:value-type="float">
            <text:p>2,9448954419</text:p>
          </table:table-cell>
          <table:table-cell office:value-type="float" office:value="4.059224" calcext:value-type="float">
            <text:p>4,059224</text:p>
          </table:table-cell>
          <table:table-cell office:value-type="float" office:value="7.604506" calcext:value-type="float">
            <text:p>7,604506</text:p>
          </table:table-cell>
        </table:table-row>
        <table:table-row table:style-name="ro2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PAC performant</text:p>
          </table:table-cell>
          <table:table-cell office:value-type="string" calcext:value-type="string">
            <text:p>Electricité</text:p>
          </table:table-cell>
          <table:table-cell office:value-type="float" office:value="89.5450597505965" calcext:value-type="float">
            <text:p>89,5450597506</text:p>
          </table:table-cell>
          <table:table-cell office:value-type="float" office:value="78.8225648310057" calcext:value-type="float">
            <text:p>78,822564831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3.39795627906976" calcext:value-type="float">
            <text:p>3,3979562791</text:p>
          </table:table-cell>
          <table:table-cell office:value-type="float" office:value="19.21356" calcext:value-type="float">
            <text:p>19,21356</text:p>
          </table:table-cell>
          <table:table-cell office:value-type="float" office:value="8.168145" calcext:value-type="float">
            <text:p>8,168145</text:p>
          </table:table-cell>
        </table:table-row>
        <table:table-row table:style-name="ro2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Electricité</text:p>
          </table:table-cell>
          <table:table-cell office:value-type="float" office:value="81.6897116092011" calcext:value-type="float">
            <text:p>81,6897116092</text:p>
          </table:table-cell>
          <table:table-cell office:value-type="float" office:value="33.0770171054375" calcext:value-type="float">
            <text:p>33,077017105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7" calcext:value-type="float">
            <text:p>17</text:p>
          </table:table-cell>
          <table:table-cell office:value-type="float" office:value="0.108393854254367" calcext:value-type="float">
            <text:p>0,1083938543</text:p>
          </table:table-cell>
          <table:table-cell office:value-type="float" office:value="2.80410195348837" calcext:value-type="float">
            <text:p>2,8041019535</text:p>
          </table:table-cell>
          <table:table-cell office:value-type="float" office:value="6.093098" calcext:value-type="float">
            <text:p>6,093098</text:p>
          </table:table-cell>
          <table:table-cell office:value-type="float" office:value="5.336922" calcext:value-type="float">
            <text:p>5,336922</text:p>
          </table:table-cell>
        </table:table-row>
        <table:table-row table:style-name="ro2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Rooftop performant</text:p>
          </table:table-cell>
          <table:table-cell office:value-type="string" calcext:value-type="string">
            <text:p>Electricité</text:p>
          </table:table-cell>
          <table:table-cell office:value-type="float" office:value="81.6897116092011" calcext:value-type="float">
            <text:p>81,6897116092</text:p>
          </table:table-cell>
          <table:table-cell office:value-type="float" office:value="39.377401315997" calcext:value-type="float">
            <text:p>39,377401316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3.32861023255814" calcext:value-type="float">
            <text:p>3,3286102326</text:p>
          </table:table-cell>
          <table:table-cell office:value-type="float" office:value="21.93945" calcext:value-type="float">
            <text:p>21,93945</text:p>
          </table:table-cell>
          <table:table-cell office:value-type="float" office:value="5.442264" calcext:value-type="float">
            <text:p>5,442264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84.0981278987508" calcext:value-type="float">
            <text:p>84,0981278988</text:p>
          </table:table-cell>
          <table:table-cell office:value-type="float" office:value="19.8331323736674" calcext:value-type="float">
            <text:p>19,8331323737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266809902006412" calcext:value-type="float">
            <text:p>0,0266809902</text:p>
          </table:table-cell>
          <table:table-cell office:value-type="float" office:value="0.698966267666589" calcext:value-type="float">
            <text:p>0,6989662677</text:p>
          </table:table-cell>
          <table:table-cell office:value-type="float" office:value="5.608405" calcext:value-type="float">
            <text:p>5,608405</text:p>
          </table:table-cell>
          <table:table-cell office:value-type="float" office:value="6.006185" calcext:value-type="float">
            <text:p>6,006185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98.4408259665107" calcext:value-type="float">
            <text:p>98,4408259665</text:p>
          </table:table-cell>
          <table:table-cell office:value-type="float" office:value="19.9952667338047" calcext:value-type="float">
            <text:p>19,9952667338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524834545333624" calcext:value-type="float">
            <text:p>0,0524834545</text:p>
          </table:table-cell>
          <table:table-cell office:value-type="float" office:value="0.61410143551778" calcext:value-type="float">
            <text:p>0,6141014355</text:p>
          </table:table-cell>
          <table:table-cell office:value-type="float" office:value="1.648874" calcext:value-type="float">
            <text:p>1,648874</text:p>
          </table:table-cell>
          <table:table-cell office:value-type="float" office:value="9.023876" calcext:value-type="float">
            <text:p>9,023876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office:value-type="float" office:value="84.0981278987508" calcext:value-type="float">
            <text:p>84,0981278988</text:p>
          </table:table-cell>
          <table:table-cell office:value-type="float" office:value="23.6108718734136" calcext:value-type="float">
            <text:p>23,6108718734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806499539615295" calcext:value-type="float">
            <text:p>0,8064995396</text:p>
          </table:table-cell>
          <table:table-cell office:value-type="float" office:value="17.73518" calcext:value-type="float">
            <text:p>17,73518</text:p>
          </table:table-cell>
          <table:table-cell office:value-type="float" office:value="5.616454" calcext:value-type="float">
            <text:p>5,616454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office:value-type="float" office:value="98.4408259665107" calcext:value-type="float">
            <text:p>98,4408259665</text:p>
          </table:table-cell>
          <table:table-cell office:value-type="float" office:value="23.8038889688152" calcext:value-type="float">
            <text:p>23,8038889688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708578579443592" calcext:value-type="float">
            <text:p>0,7085785794</text:p>
          </table:table-cell>
          <table:table-cell office:value-type="float" office:value="15.11648" calcext:value-type="float">
            <text:p>15,11648</text:p>
          </table:table-cell>
          <table:table-cell office:value-type="float" office:value="8.235149" calcext:value-type="float">
            <text:p>8,235149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office:value-type="float" office:value="74.8763676652235" calcext:value-type="float">
            <text:p>74,8763676652</text:p>
          </table:table-cell>
          <table:table-cell office:value-type="float" office:value="14.750958507103" calcext:value-type="float">
            <text:p>14,7509585071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753837865780885" calcext:value-type="float">
            <text:p>0,7538378658</text:p>
          </table:table-cell>
          <table:table-cell office:value-type="float" office:value="17.28251" calcext:value-type="float">
            <text:p>17,28251</text:p>
          </table:table-cell>
          <table:table-cell office:value-type="float" office:value="6.069119" calcext:value-type="float">
            <text:p>6,069119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office:value-type="float" office:value="74.9839102056833" calcext:value-type="float">
            <text:p>74,9839102057</text:p>
          </table:table-cell>
          <table:table-cell office:value-type="float" office:value="10.7516033617141" calcext:value-type="float">
            <text:p>10,7516033617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0.981434950501124" calcext:value-type="float">
            <text:p>0,9814349505</text:p>
          </table:table-cell>
          <table:table-cell office:value-type="float" office:value="20.58379" calcext:value-type="float">
            <text:p>20,58379</text:p>
          </table:table-cell>
          <table:table-cell office:value-type="float" office:value="2.767842" calcext:value-type="float">
            <text:p>2,767842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office:value-type="float" office:value="74.8763676652235" calcext:value-type="float">
            <text:p>74,8763676652</text:p>
          </table:table-cell>
          <table:table-cell office:value-type="float" office:value="12.3908051459665" calcext:value-type="float">
            <text:p>12,390805146</text:p>
          </table:table-cell>
          <table:table-cell office:value-type="float" office:value="0.0501749120733648" calcext:value-type="float">
            <text:p>0,0501749121</text:p>
          </table:table-cell>
          <table:table-cell office:value-type="float" office:value="20" calcext:value-type="float">
            <text:p>20</text:p>
          </table:table-cell>
          <table:table-cell office:value-type="float" office:value="0.048849082471291" calcext:value-type="float">
            <text:p>0,0488490825</text:p>
          </table:table-cell>
          <table:table-cell office:value-type="float" office:value="0.565301453501175" calcext:value-type="float">
            <text:p>0,5653014535</text:p>
          </table:table-cell>
          <table:table-cell office:value-type="float" office:value="3.21132" calcext:value-type="float">
            <text:p>3,21132</text:p>
          </table:table-cell>
          <table:table-cell office:value-type="float" office:value="7.5576" calcext:value-type="float">
            <text:p>7,5576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office:value-type="float" office:value="74.9839102056833" calcext:value-type="float">
            <text:p>74,9839102057</text:p>
          </table:table-cell>
          <table:table-cell office:value-type="float" office:value="9.03134682383983" calcext:value-type="float">
            <text:p>9,0313468238</text:p>
          </table:table-cell>
          <table:table-cell office:value-type="float" office:value="0.02587251563713" calcext:value-type="float">
            <text:p>0,0258725156</text:p>
          </table:table-cell>
          <table:table-cell office:value-type="float" office:value="20" calcext:value-type="float">
            <text:p>20</text:p>
          </table:table-cell>
          <table:table-cell office:value-type="float" office:value="0.320223120346143" calcext:value-type="float">
            <text:p>0,3202231203</text:p>
          </table:table-cell>
          <table:table-cell office:value-type="float" office:value="0.681007327530916" calcext:value-type="float">
            <text:p>0,6810073275</text:p>
          </table:table-cell>
          <table:table-cell office:value-type="float" office:value="5" calcext:value-type="float">
            <text:p>5</text:p>
          </table:table-cell>
          <table:table-cell office:value-type="float" office:value="3.513295" calcext:value-type="float">
            <text:p>3,513295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office:value-type="float" office:value="60.1501151944586" calcext:value-type="float">
            <text:p>60,1501151945</text:p>
          </table:table-cell>
          <table:table-cell office:value-type="float" office:value="10.4" calcext:value-type="float">
            <text:p>10,4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office:value-type="float" office:value="0.251107379817255" calcext:value-type="float">
            <text:p>0,2511073798</text:p>
          </table:table-cell>
          <table:table-cell office:value-type="float" office:value="0.92" calcext:value-type="float">
            <text:p>0,92</text:p>
          </table:table-cell>
          <table:table-cell office:value-type="float" office:value="1.858923" calcext:value-type="float">
            <text:p>1,858923</text:p>
          </table:table-cell>
          <table:table-cell office:value-type="float" office:value="6.917081" calcext:value-type="float">
            <text:p>6,917081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office:value-type="float" office:value="60.1501151944586" calcext:value-type="float">
            <text:p>60,1501151945</text:p>
          </table:table-cell>
          <table:table-cell office:value-type="float" office:value="12" calcext:value-type="float">
            <text:p>1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1" calcext:value-type="float">
            <text:p>1</text:p>
          </table:table-cell>
          <table:table-cell office:value-type="float" office:value="16.74436" calcext:value-type="float">
            <text:p>16,74436</text:p>
          </table:table-cell>
          <table:table-cell office:value-type="float" office:value="6.607265" calcext:value-type="float">
            <text:p>6,607265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Electricité</text:p>
          </table:table-cell>
          <table:table-cell office:value-type="float" office:value="70.5546690991855" calcext:value-type="float">
            <text:p>70,5546690992</text:p>
          </table:table-cell>
          <table:table-cell office:value-type="float" office:value="53.3763303211263" calcext:value-type="float">
            <text:p>53,3763303211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office:value-type="float" office:value="0.129752401409677" calcext:value-type="float">
            <text:p>0,1297524014</text:p>
          </table:table-cell>
          <table:table-cell office:value-type="float" office:value="2.94489544186046" calcext:value-type="float">
            <text:p>2,9448954419</text:p>
          </table:table-cell>
          <table:table-cell office:value-type="float" office:value="3.450435" calcext:value-type="float">
            <text:p>3,450435</text:p>
          </table:table-cell>
          <table:table-cell office:value-type="float" office:value="6.080595" calcext:value-type="float">
            <text:p>6,080595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PAC performant</text:p>
          </table:table-cell>
          <table:table-cell office:value-type="string" calcext:value-type="string">
            <text:p>Electricité</text:p>
          </table:table-cell>
          <table:table-cell office:value-type="float" office:value="70.5546690991855" calcext:value-type="float">
            <text:p>70,5546690992</text:p>
          </table:table-cell>
          <table:table-cell office:value-type="float" office:value="63.5432503822932" calcext:value-type="float">
            <text:p>63,5432503823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3.39795627906976" calcext:value-type="float">
            <text:p>3,3979562791</text:p>
          </table:table-cell>
          <table:table-cell office:value-type="float" office:value="16.81001" calcext:value-type="float">
            <text:p>16,81001</text:p>
          </table:table-cell>
          <table:table-cell office:value-type="float" office:value="6.541617" calcext:value-type="float">
            <text:p>6,541617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Electricité</text:p>
          </table:table-cell>
          <table:table-cell office:value-type="float" office:value="71.5723375308425" calcext:value-type="float">
            <text:p>71,5723375308</text:p>
          </table:table-cell>
          <table:table-cell office:value-type="float" office:value="24.3096112544748" calcext:value-type="float">
            <text:p>24,3096112545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7" calcext:value-type="float">
            <text:p>17</text:p>
          </table:table-cell>
          <table:table-cell office:value-type="float" office:value="0.17020406087887" calcext:value-type="float">
            <text:p>0,1702040609</text:p>
          </table:table-cell>
          <table:table-cell office:value-type="float" office:value="2.80410195348837" calcext:value-type="float">
            <text:p>2,8041019535</text:p>
          </table:table-cell>
          <table:table-cell office:value-type="float" office:value="4.921142" calcext:value-type="float">
            <text:p>4,921142</text:p>
          </table:table-cell>
          <table:table-cell office:value-type="float" office:value="4.292006" calcext:value-type="float">
            <text:p>4,292006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Rooftop performant</text:p>
          </table:table-cell>
          <table:table-cell office:value-type="string" calcext:value-type="string">
            <text:p>Electricité</text:p>
          </table:table-cell>
          <table:table-cell office:value-type="float" office:value="71.5723375308425" calcext:value-type="float">
            <text:p>71,5723375308</text:p>
          </table:table-cell>
          <table:table-cell office:value-type="float" office:value="28.9400133981843" calcext:value-type="float">
            <text:p>28,9400133982</text:p>
          </table:table-cell>
          <table:table-cell office:value-type="float" office:value="0.089867497382135" calcext:value-type="float">
            <text:p>0,089867497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0.0000999300489657242" calcext:value-type="float">
            <text:p>9,99E-005</text:p>
          </table:table-cell>
          <table:table-cell office:value-type="float" office:value="3.32861023255814" calcext:value-type="float">
            <text:p>3,3286102326</text:p>
          </table:table-cell>
          <table:table-cell office:value-type="float" office:value="19.04046" calcext:value-type="float">
            <text:p>19,04046</text:p>
          </table:table-cell>
          <table:table-cell office:value-type="float" office:value="4.311172" calcext:value-type="float">
            <text:p>4,311172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office:value-type="float" office:value="87.5248583470563" calcext:value-type="float">
            <text:p>87,5248583471</text:p>
          </table:table-cell>
          <table:table-cell office:value-type="float" office:value="18.7675066575737" calcext:value-type="float">
            <text:p>18,7675066576</text:p>
          </table:table-cell>
          <table:table-cell office:value-type="float" office:value="0.0393676072313318" calcext:value-type="float">
            <text:p>0,0393676072</text:p>
          </table:table-cell>
          <table:table-cell office:value-type="float" office:value="25" calcext:value-type="float">
            <text:p>25</text:p>
          </table:table-cell>
          <table:table-cell office:value-type="float" office:value="0.0204042141136439" calcext:value-type="float">
            <text:p>0,0204042141</text:p>
          </table:table-cell>
          <table:table-cell office:value-type="float" office:value="0.719745101146905" calcext:value-type="float">
            <text:p>0,7197451011</text:p>
          </table:table-cell>
          <table:table-cell office:value-type="float" office:value="6.000532" calcext:value-type="float">
            <text:p>6,000532</text:p>
          </table:table-cell>
          <table:table-cell office:value-type="float" office:value="5.988658" calcext:value-type="float">
            <text:p>5,988658</text:p>
          </table:table-cell>
        </table:table-row>
        <table:table-row table:style-name="ro5"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office:value-type="float" office:value="88.0756482456508" calcext:value-type="float">
            <text:p>88,0756482457</text:p>
          </table:table-cell>
          <table:table-cell office:value-type="float" office:value="18.8633900218724" calcext:value-type="float">
            <text:p>18,8633900219</text:p>
          </table:table-cell>
          <table:table-cell office:value-type="float" office:value="0.0483088689248896" calcext:value-type="float">
            <text:p>0,0483088689</text:p>
          </table:table-cell>
          <table:table-cell office:value-type="float" office:value="25" calcext:value-type="float">
            <text:p>25</text:p>
          </table:table-cell>
          <table:table-cell office:value-type="float" office:value="0.059742190055142" calcext:value-type="float">
            <text:p>0,0597421901</text:p>
          </table:table-cell>
          <table:table-cell office:value-type="float" office:value="0.646878990233442" calcext:value-type="float">
            <text:p>0,6468789902</text:p>
          </table:table-cell>
          <table:table-cell office:value-type="float" office:value="2.697654" calcext:value-type="float">
            <text:p>2,697654</text:p>
          </table:table-cell>
          <table:table-cell office:value-type="float" office:value="7.784966" calcext:value-type="float">
            <text:p>7,784966</text:p>
          </table:table-cell>
        </table:table-row>
        <table:table-row table:style-name="ro1">
          <table:table-cell table:style-name="ce2" table:number-columns-repeated="12"/>
        </table:table-row>
      </table:table>
      <table:table table:name="Tables du pilote_Feuille1_1" table:style-name="ta1">
        <table:table-column table:style-name="co4" table:default-cell-style-name="ce7"/>
        <table:table-column table:style-name="co5" table:default-cell-style-name="ce12"/>
        <table:table-column table:style-name="co6" table:default-cell-style-name="ce18"/>
        <table:table-column table:style-name="co3" table:default-cell-style-name="Default"/>
        <table:table-row table:style-name="ro1">
          <table:table-cell table:style-name="ce4"/>
          <table:table-cell table:style-name="ce9" office:value-type="string" calcext:value-type="string">
            <text:p>Données</text:p>
          </table:table-cell>
          <table:table-cell table:style-name="ce15"/>
          <table:table-cell/>
        </table:table-row>
        <table:table-row table:style-name="ro1">
          <table:table-cell table:style-name="ce5" office:value-type="string" calcext:value-type="string">
            <text:p>SYSTEME_CHAUD</text:p>
          </table:table-cell>
          <table:table-cell table:style-name="ce10" office:value-type="string" calcext:value-type="string">
            <text:p>Moyenne - CINT</text:p>
          </table:table-cell>
          <table:table-cell table:style-name="ce16" office:value-type="string" calcext:value-type="string">
            <text:p>Moyenne - COUT_VARIABLE</text:p>
          </table:table-cell>
          <table:table-cell/>
        </table:table-row>
        <table:table-row table:style-name="ro1">
          <table:table-cell table:style-name="ce6" office:value-type="string" calcext:value-type="string">
            <text:p>Autre système centralisé</text:p>
          </table:table-cell>
          <table:table-cell table:style-name="ce11" office:value-type="float" office:value="4.12001377777778" calcext:value-type="float">
            <text:p>4,1200137778</text:p>
          </table:table-cell>
          <table:table-cell table:style-name="ce17" office:value-type="float" office:value="8.79449455555555" calcext:value-type="float">
            <text:p>8,7944945556</text:p>
          </table:table-cell>
          <table:table-cell table:formula="of:=[.B3]+[.C3]" office:value-type="float" office:value="12.9145083333333" calcext:value-type="float">
            <text:p>12,9145083333</text:p>
          </table:table-cell>
        </table:table-row>
        <table:table-row table:style-name="ro1">
          <table:table-cell office:value-type="string" calcext:value-type="string">
            <text:p>Autre système centralisé performant</text:p>
          </table:table-cell>
          <table:table-cell office:value-type="float" office:value="19.338704375" calcext:value-type="float">
            <text:p>19,338704375</text:p>
          </table:table-cell>
          <table:table-cell office:value-type="float" office:value="8.2567669375" calcext:value-type="float">
            <text:p>8,2567669375</text:p>
          </table:table-cell>
          <table:table-cell table:formula="of:=[.B4]+[.C4]" office:value-type="float" office:value="27.5954713125" calcext:value-type="float">
            <text:p>27,5954713125</text:p>
          </table:table-cell>
        </table:table-row>
        <table:table-row table:style-name="ro1">
          <table:table-cell office:value-type="string" calcext:value-type="string">
            <text:p>Chaudière condensation fioul</text:p>
          </table:table-cell>
          <table:table-cell office:value-type="float" office:value="18.9691075" calcext:value-type="float">
            <text:p>18,9691075</text:p>
          </table:table-cell>
          <table:table-cell office:value-type="float" office:value="8.6263645" calcext:value-type="float">
            <text:p>8,6263645</text:p>
          </table:table-cell>
          <table:table-cell table:formula="of:=[.B5]+[.C5]" office:value-type="float" office:value="27.595472" calcext:value-type="float">
            <text:p>27,595472</text:p>
          </table:table-cell>
        </table:table-row>
        <table:table-row table:style-name="ro1">
          <table:table-cell office:value-type="string" calcext:value-type="string">
            <text:p>Chaudière condensation gaz</text:p>
          </table:table-cell>
          <table:table-cell office:value-type="float" office:value="23.82084125" calcext:value-type="float">
            <text:p>23,82084125</text:p>
          </table:table-cell>
          <table:table-cell office:value-type="float" office:value="3.774630375" calcext:value-type="float">
            <text:p>3,774630375</text:p>
          </table:table-cell>
          <table:table-cell table:formula="of:=[.B6]+[.C6]" office:value-type="float" office:value="27.595471625" calcext:value-type="float">
            <text:p>27,595471625</text:p>
          </table:table-cell>
        </table:table-row>
        <table:table-row table:style-name="ro1">
          <table:table-cell office:value-type="string" calcext:value-type="string">
            <text:p>Chaudière fioul</text:p>
          </table:table-cell>
          <table:table-cell office:value-type="float" office:value="2.33023275" calcext:value-type="float">
            <text:p>2,33023275</text:p>
          </table:table-cell>
          <table:table-cell office:value-type="float" office:value="10.84061725" calcext:value-type="float">
            <text:p>10,84061725</text:p>
          </table:table-cell>
          <table:table-cell table:formula="of:=[.B7]+[.C7]" office:value-type="float" office:value="13.17085" calcext:value-type="float">
            <text:p>13,17085</text:p>
          </table:table-cell>
        </table:table-row>
        <table:table-row table:style-name="ro1">
          <table:table-cell office:value-type="string" calcext:value-type="string">
            <text:p>Chaudière gaz</text:p>
          </table:table-cell>
          <table:table-cell office:value-type="float" office:value="4.999999375" calcext:value-type="float">
            <text:p>4,999999375</text:p>
          </table:table-cell>
          <table:table-cell office:value-type="float" office:value="4.62628025" calcext:value-type="float">
            <text:p>4,62628025</text:p>
          </table:table-cell>
          <table:table-cell table:formula="of:=[.B8]+[.C8]" office:value-type="float" office:value="9.626279625" calcext:value-type="float">
            <text:p>9,626279625</text:p>
          </table:table-cell>
        </table:table-row>
        <table:table-row table:style-name="ro1">
          <table:table-cell office:value-type="string" calcext:value-type="string">
            <text:p>DRV</text:p>
          </table:table-cell>
          <table:table-cell office:value-type="float" office:value="4.280468" calcext:value-type="float">
            <text:p>4,280468</text:p>
          </table:table-cell>
          <table:table-cell office:value-type="float" office:value="8.304442" calcext:value-type="float">
            <text:p>8,304442</text:p>
          </table:table-cell>
          <table:table-cell table:formula="of:=[.B9]+[.C9]" office:value-type="float" office:value="12.58491" calcext:value-type="float">
            <text:p>12,58491</text:p>
          </table:table-cell>
        </table:table-row>
        <table:table-row table:style-name="ro1">
          <table:table-cell office:value-type="string" calcext:value-type="string">
            <text:p>DRV performant</text:p>
          </table:table-cell>
          <table:table-cell office:value-type="float" office:value="24.1457" calcext:value-type="float">
            <text:p>24,1457</text:p>
          </table:table-cell>
          <table:table-cell office:value-type="float" office:value="7.414016" calcext:value-type="float">
            <text:p>7,414016</text:p>
          </table:table-cell>
          <table:table-cell table:formula="of:=[.B10]+[.C10]" office:value-type="float" office:value="31.559716" calcext:value-type="float">
            <text:p>31,559716</text:p>
          </table:table-cell>
        </table:table-row>
        <table:table-row table:style-name="ro1">
          <table:table-cell office:value-type="string" calcext:value-type="string">
            <text:p>Electrique direct</text:p>
          </table:table-cell>
          <table:table-cell office:value-type="float" office:value="-0.24950575" calcext:value-type="float">
            <text:p>-0,24950575</text:p>
          </table:table-cell>
          <table:table-cell office:value-type="float" office:value="10.9900175" calcext:value-type="float">
            <text:p>10,9900175</text:p>
          </table:table-cell>
          <table:table-cell table:formula="of:=[.B11]+[.C11]" office:value-type="float" office:value="10.74051175" calcext:value-type="float">
            <text:p>10,74051175</text:p>
          </table:table-cell>
        </table:table-row>
        <table:table-row table:style-name="ro1">
          <table:table-cell office:value-type="string" calcext:value-type="string">
            <text:p>Electrique direct performant</text:p>
          </table:table-cell>
          <table:table-cell office:value-type="float" office:value="17.241105" calcext:value-type="float">
            <text:p>17,241105</text:p>
          </table:table-cell>
          <table:table-cell office:value-type="float" office:value="10.354366125" calcext:value-type="float">
            <text:p>10,354366125</text:p>
          </table:table-cell>
          <table:table-cell table:formula="of:=[.B12]+[.C12]" office:value-type="float" office:value="27.595471125" calcext:value-type="float">
            <text:p>27,595471125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float" office:value="3.15460233333333" calcext:value-type="float">
            <text:p>3,1546023333</text:p>
          </table:table-cell>
          <table:table-cell office:value-type="float" office:value="6.70953616666667" calcext:value-type="float">
            <text:p>6,7095361667</text:p>
          </table:table-cell>
          <table:table-cell table:formula="of:=[.B13]+[.C13]" office:value-type="float" office:value="9.8641385" calcext:value-type="float">
            <text:p>9,8641385</text:p>
          </table:table-cell>
        </table:table-row>
        <table:table-row table:style-name="ro1">
          <table:table-cell office:value-type="string" calcext:value-type="string">
            <text:p>PAC performant</text:p>
          </table:table-cell>
          <table:table-cell office:value-type="float" office:value="18.072945" calcext:value-type="float">
            <text:p>18,072945</text:p>
          </table:table-cell>
          <table:table-cell office:value-type="float" office:value="7.08950733333333" calcext:value-type="float">
            <text:p>7,0895073333</text:p>
          </table:table-cell>
          <table:table-cell table:formula="of:=[.B14]+[.C14]" office:value-type="float" office:value="25.1624523333333" calcext:value-type="float">
            <text:p>25,1624523333</text:p>
          </table:table-cell>
        </table:table-row>
        <table:table-row table:style-name="ro1">
          <table:table-cell office:value-type="string" calcext:value-type="string">
            <text:p>Rooftop</text:p>
          </table:table-cell>
          <table:table-cell office:value-type="float" office:value="5.50712" calcext:value-type="float">
            <text:p>5,50712</text:p>
          </table:table-cell>
          <table:table-cell office:value-type="float" office:value="4.814464" calcext:value-type="float">
            <text:p>4,814464</text:p>
          </table:table-cell>
          <table:table-cell table:formula="of:=[.B15]+[.C15]" office:value-type="float" office:value="10.321584" calcext:value-type="float">
            <text:p>10,321584</text:p>
          </table:table-cell>
        </table:table-row>
        <table:table-row table:style-name="ro1">
          <table:table-cell office:value-type="string" calcext:value-type="string">
            <text:p>Rooftop performant</text:p>
          </table:table-cell>
          <table:table-cell table:style-name="ce13" office:value-type="float" office:value="20.489955" calcext:value-type="float">
            <text:p>20,489955</text:p>
          </table:table-cell>
          <table:table-cell table:style-name="ce19" office:value-type="float" office:value="4.876718" calcext:value-type="float">
            <text:p>4,876718</text:p>
          </table:table-cell>
          <table:table-cell table:formula="of:=[.B16]+[.C16]" office:value-type="float" office:value="25.366673" calcext:value-type="float">
            <text:p>25,366673</text:p>
          </table:table-cell>
        </table:table-row>
        <table:table-row table:style-name="ro1">
          <table:table-cell table:style-name="ce8" office:value-type="string" calcext:value-type="string">
            <text:p>Total Résultat</text:p>
          </table:table-cell>
          <table:table-cell table:style-name="ce14" office:value-type="float" office:value="11.28259361" calcext:value-type="float">
            <text:p>11,28259361</text:p>
          </table:table-cell>
          <table:table-cell table:style-name="ce20" office:value-type="float" office:value="8.02002464" calcext:value-type="float">
            <text:p>8,02002464</text:p>
          </table:table-cell>
          <table:table-cell table:formula="of:=[.B17]+[.C17]" office:value-type="float" office:value="19.30261825" calcext:value-type="float">
            <text:p>19,30261825</text:p>
          </table:table-cell>
        </table:table-row>
      </table:table>
      <table:named-expressions/>
      <table:database-ranges>
        <table:database-range table:name="__Anonymous_Sheet_DB__0" table:target-range-address="'CINT exi BBD'.A1:'CINT exi BBD'.L101" table:display-filter-buttons="true"/>
      </table:database-ranges>
      <table:data-pilot-tables>
        <table:data-pilot-table table:name="DataPilot1" table:application-data="" table:target-range-address="'Tables du pilote_Feuille1_1'.A1:'Tables du pilote_Feuille1_1'.C17" table:buttons="'Tables du pilote_Feuille1_1'.A2 'Tables du pilote_Feuille1_1'.B1" table:show-filter-button="false" table:drill-down-on-double-click="false">
          <table:source-cell-range table:cell-range-address="'CINT exi BBD'.A1:'CINT exi BBD'.L101"/>
          <table:data-pilot-field table:source-field-name="Donné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YSTEME_CHAUD" table:orientation="row" table:used-hierarchy="0" table:function="auto">
            <table:data-pilot-level table:show-empty="false">
              <table:data-pilot-members>
                <table:data-pilot-member table:name="Autre système centralisé" table:display="true" table:show-details="true"/>
                <table:data-pilot-member table:name="Autre système centralisé performant" table:display="true" table:show-details="true"/>
                <table:data-pilot-member table:name="Chaudière condensation fioul" table:display="true" table:show-details="true"/>
                <table:data-pilot-member table:name="Chaudière condensation gaz" table:display="true" table:show-details="true"/>
                <table:data-pilot-member table:name="Chaudière fioul" table:display="true" table:show-details="true"/>
                <table:data-pilot-member table:name="Chaudière gaz" table:display="true" table:show-details="true"/>
                <table:data-pilot-member table:name="DRV" table:display="true" table:show-details="true"/>
                <table:data-pilot-member table:name="DRV performant" table:display="true" table:show-details="true"/>
                <table:data-pilot-member table:name="Electrique direct" table:display="true" table:show-details="true"/>
                <table:data-pilot-member table:name="Electrique direct performant" table:display="true" table:show-details="true"/>
                <table:data-pilot-member table:name="PAC" table:display="true" table:show-details="true"/>
                <table:data-pilot-member table:name="PAC performant" table:display="true" table:show-details="true"/>
                <table:data-pilot-member table:name="Rooftop" table:display="true" table:show-details="true"/>
                <table:data-pilot-member table:name="Rooftop perform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NT" table:orientation="data" table:used-hierarchy="0" table:function="average">
            <table:data-pilot-level table:show-empty="false">
              <table:data-pilot-members>
                <table:data-pilot-member table:name="-3,99581" table:display="true" table:show-details="true"/>
                <table:data-pilot-member table:name="-2,80106" table:display="true" table:show-details="true"/>
                <table:data-pilot-member table:name="-2,13638" table:display="true" table:show-details="true"/>
                <table:data-pilot-member table:name="-0,48528" table:display="true" table:show-details="true"/>
                <table:data-pilot-member table:name="-0,21997" table:display="true" table:show-details="true"/>
                <table:data-pilot-member table:name="0,14004" table:display="true" table:show-details="true"/>
                <table:data-pilot-member table:name="0,882918" table:display="true" table:show-details="true"/>
                <table:data-pilot-member table:name="1,05331" table:display="true" table:show-details="true"/>
                <table:data-pilot-member table:name="1,44717" table:display="true" table:show-details="true"/>
                <table:data-pilot-member table:name="1,529034" table:display="true" table:show-details="true"/>
                <table:data-pilot-member table:name="1,648874" table:display="true" table:show-details="true"/>
                <table:data-pilot-member table:name="1,66165" table:display="true" table:show-details="true"/>
                <table:data-pilot-member table:name="1,78623" table:display="true" table:show-details="true"/>
                <table:data-pilot-member table:name="1,858923" table:display="true" table:show-details="true"/>
                <table:data-pilot-member table:name="2,023981" table:display="true" table:show-details="true"/>
                <table:data-pilot-member table:name="2,182909" table:display="true" table:show-details="true"/>
                <table:data-pilot-member table:name="2,446134" table:display="true" table:show-details="true"/>
                <table:data-pilot-member table:name="2,526289" table:display="true" table:show-details="true"/>
                <table:data-pilot-member table:name="2,687786" table:display="true" table:show-details="true"/>
                <table:data-pilot-member table:name="2,68919" table:display="true" table:show-details="true"/>
                <table:data-pilot-member table:name="2,697654" table:display="true" table:show-details="true"/>
                <table:data-pilot-member table:name="2,735474" table:display="true" table:show-details="true"/>
                <table:data-pilot-member table:name="2,860208" table:display="true" table:show-details="true"/>
                <table:data-pilot-member table:name="2,976232" table:display="true" table:show-details="true"/>
                <table:data-pilot-member table:name="3,21132" table:display="true" table:show-details="true"/>
                <table:data-pilot-member table:name="3,234261" table:display="true" table:show-details="true"/>
                <table:data-pilot-member table:name="3,450435" table:display="true" table:show-details="true"/>
                <table:data-pilot-member table:name="3,73656" table:display="true" table:show-details="true"/>
                <table:data-pilot-member table:name="3,740271" table:display="true" table:show-details="true"/>
                <table:data-pilot-member table:name="3,970714" table:display="true" table:show-details="true"/>
                <table:data-pilot-member table:name="4,059224" table:display="true" table:show-details="true"/>
                <table:data-pilot-member table:name="4,280468" table:display="true" table:show-details="true"/>
                <table:data-pilot-member table:name="4,921142" table:display="true" table:show-details="true"/>
                <table:data-pilot-member table:name="4,999995" table:display="true" table:show-details="true"/>
                <table:data-pilot-member table:name="4,999996" table:display="true" table:show-details="true"/>
                <table:data-pilot-member table:name="5" table:display="true" table:show-details="true"/>
                <table:data-pilot-member table:name="5,000001" table:display="true" table:show-details="true"/>
                <table:data-pilot-member table:name="5,000002" table:display="true" table:show-details="true"/>
                <table:data-pilot-member table:name="5,34178" table:display="true" table:show-details="true"/>
                <table:data-pilot-member table:name="5,608405" table:display="true" table:show-details="true"/>
                <table:data-pilot-member table:name="5,617392" table:display="true" table:show-details="true"/>
                <table:data-pilot-member table:name="5,816157" table:display="true" table:show-details="true"/>
                <table:data-pilot-member table:name="6,000532" table:display="true" table:show-details="true"/>
                <table:data-pilot-member table:name="6,093098" table:display="true" table:show-details="true"/>
                <table:data-pilot-member table:name="6,341983" table:display="true" table:show-details="true"/>
                <table:data-pilot-member table:name="6,670713" table:display="true" table:show-details="true"/>
                <table:data-pilot-member table:name="6,775315" table:display="true" table:show-details="true"/>
                <table:data-pilot-member table:name="7,96311" table:display="true" table:show-details="true"/>
                <table:data-pilot-member table:name="14,91262" table:display="true" table:show-details="true"/>
                <table:data-pilot-member table:name="15,11648" table:display="true" table:show-details="true"/>
                <table:data-pilot-member table:name="15,74907" table:display="true" table:show-details="true"/>
                <table:data-pilot-member table:name="15,81811" table:display="true" table:show-details="true"/>
                <table:data-pilot-member table:name="15,87955" table:display="true" table:show-details="true"/>
                <table:data-pilot-member table:name="16,5028" table:display="true" table:show-details="true"/>
                <table:data-pilot-member table:name="16,74436" table:display="true" table:show-details="true"/>
                <table:data-pilot-member table:name="16,81001" table:display="true" table:show-details="true"/>
                <table:data-pilot-member table:name="16,81469" table:display="true" table:show-details="true"/>
                <table:data-pilot-member table:name="16,87308" table:display="true" table:show-details="true"/>
                <table:data-pilot-member table:name="16,92074" table:display="true" table:show-details="true"/>
                <table:data-pilot-member table:name="17,10673" table:display="true" table:show-details="true"/>
                <table:data-pilot-member table:name="17,28251" table:display="true" table:show-details="true"/>
                <table:data-pilot-member table:name="17,58474" table:display="true" table:show-details="true"/>
                <table:data-pilot-member table:name="17,73055" table:display="true" table:show-details="true"/>
                <table:data-pilot-member table:name="17,73518" table:display="true" table:show-details="true"/>
                <table:data-pilot-member table:name="17,79885" table:display="true" table:show-details="true"/>
                <table:data-pilot-member table:name="17,90168" table:display="true" table:show-details="true"/>
                <table:data-pilot-member table:name="18,00245" table:display="true" table:show-details="true"/>
                <table:data-pilot-member table:name="18,00287" table:display="true" table:show-details="true"/>
                <table:data-pilot-member table:name="18,0039" table:display="true" table:show-details="true"/>
                <table:data-pilot-member table:name="18,29604" table:display="true" table:show-details="true"/>
                <table:data-pilot-member table:name="18,40678" table:display="true" table:show-details="true"/>
                <table:data-pilot-member table:name="18,43976" table:display="true" table:show-details="true"/>
                <table:data-pilot-member table:name="18,86807" table:display="true" table:show-details="true"/>
                <table:data-pilot-member table:name="19,04046" table:display="true" table:show-details="true"/>
                <table:data-pilot-member table:name="19,21356" table:display="true" table:show-details="true"/>
                <table:data-pilot-member table:name="19,28501" table:display="true" table:show-details="true"/>
                <table:data-pilot-member table:name="19,39059" table:display="true" table:show-details="true"/>
                <table:data-pilot-member table:name="19,42733" table:display="true" table:show-details="true"/>
                <table:data-pilot-member table:name="19,66747" table:display="true" table:show-details="true"/>
                <table:data-pilot-member table:name="19,81683" table:display="true" table:show-details="true"/>
                <table:data-pilot-member table:name="20,00572" table:display="true" table:show-details="true"/>
                <table:data-pilot-member table:name="20,11069" table:display="true" table:show-details="true"/>
                <table:data-pilot-member table:name="20,13893" table:display="true" table:show-details="true"/>
                <table:data-pilot-member table:name="20,58379" table:display="true" table:show-details="true"/>
                <table:data-pilot-member table:name="21,81309" table:display="true" table:show-details="true"/>
                <table:data-pilot-member table:name="21,81344" table:display="true" table:show-details="true"/>
                <table:data-pilot-member table:name="21,93945" table:display="true" table:show-details="true"/>
                <table:data-pilot-member table:name="22,66704" table:display="true" table:show-details="true"/>
                <table:data-pilot-member table:name="22,71019" table:display="true" table:show-details="true"/>
                <table:data-pilot-member table:name="23,66794" table:display="true" table:show-details="true"/>
                <table:data-pilot-member table:name="23,86322" table:display="true" table:show-details="true"/>
                <table:data-pilot-member table:name="24,1457" table:display="true" table:show-details="true"/>
                <table:data-pilot-member table:name="24,16423" table:display="true" table:show-details="true"/>
                <table:data-pilot-member table:name="24,9921" table:display="true" table:show-details="true"/>
                <table:data-pilot-member table:name="26,65094" table:display="true" table:show-details="true"/>
                <table:data-pilot-member table:name="27,65477" table:display="true" table:show-details="true"/>
                <table:data-pilot-member table:name="31,166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T_VARIABLE" table:orientation="data" table:used-hierarchy="0" table:function="average">
            <table:data-pilot-level table:show-empty="false">
              <table:data-pilot-members>
                <table:data-pilot-member table:name="2,226814" table:display="true" table:show-details="true"/>
                <table:data-pilot-member table:name="2,767842" table:display="true" table:show-details="true"/>
                <table:data-pilot-member table:name="2,777388" table:display="true" table:show-details="true"/>
                <table:data-pilot-member table:name="2,844022" table:display="true" table:show-details="true"/>
                <table:data-pilot-member table:name="3,188622" table:display="true" table:show-details="true"/>
                <table:data-pilot-member table:name="3,513295" table:display="true" table:show-details="true"/>
                <table:data-pilot-member table:name="3,518486" table:display="true" table:show-details="true"/>
                <table:data-pilot-member table:name="3,577893" table:display="true" table:show-details="true"/>
                <table:data-pilot-member table:name="3,680017" table:display="true" table:show-details="true"/>
                <table:data-pilot-member table:name="4,01185" table:display="true" table:show-details="true"/>
                <table:data-pilot-member table:name="4,292006" table:display="true" table:show-details="true"/>
                <table:data-pilot-member table:name="4,311172" table:display="true" table:show-details="true"/>
                <table:data-pilot-member table:name="4,382385" table:display="true" table:show-details="true"/>
                <table:data-pilot-member table:name="4,538392" table:display="true" table:show-details="true"/>
                <table:data-pilot-member table:name="4,752762" table:display="true" table:show-details="true"/>
                <table:data-pilot-member table:name="4,908778" table:display="true" table:show-details="true"/>
                <table:data-pilot-member table:name="5,113377" table:display="true" table:show-details="true"/>
                <table:data-pilot-member table:name="5,336922" table:display="true" table:show-details="true"/>
                <table:data-pilot-member table:name="5,416757" table:display="true" table:show-details="true"/>
                <table:data-pilot-member table:name="5,442264" table:display="true" table:show-details="true"/>
                <table:data-pilot-member table:name="5,501842" table:display="true" table:show-details="true"/>
                <table:data-pilot-member table:name="5,522812" table:display="true" table:show-details="true"/>
                <table:data-pilot-member table:name="5,616454" table:display="true" table:show-details="true"/>
                <table:data-pilot-member table:name="5,789036" table:display="true" table:show-details="true"/>
                <table:data-pilot-member table:name="5,834699" table:display="true" table:show-details="true"/>
                <table:data-pilot-member table:name="5,8565" table:display="true" table:show-details="true"/>
                <table:data-pilot-member table:name="5,988658" table:display="true" table:show-details="true"/>
                <table:data-pilot-member table:name="6,006185" table:display="true" table:show-details="true"/>
                <table:data-pilot-member table:name="6,048754" table:display="true" table:show-details="true"/>
                <table:data-pilot-member table:name="6,069119" table:display="true" table:show-details="true"/>
                <table:data-pilot-member table:name="6,080595" table:display="true" table:show-details="true"/>
                <table:data-pilot-member table:name="6,285897" table:display="true" table:show-details="true"/>
                <table:data-pilot-member table:name="6,459315" table:display="true" table:show-details="true"/>
                <table:data-pilot-member table:name="6,471484" table:display="true" table:show-details="true"/>
                <table:data-pilot-member table:name="6,541617" table:display="true" table:show-details="true"/>
                <table:data-pilot-member table:name="6,607265" table:display="true" table:show-details="true"/>
                <table:data-pilot-member table:name="6,755428" table:display="true" table:show-details="true"/>
                <table:data-pilot-member table:name="6,917081" table:display="true" table:show-details="true"/>
                <table:data-pilot-member table:name="6,926559" table:display="true" table:show-details="true"/>
                <table:data-pilot-member table:name="6,977065" table:display="true" table:show-details="true"/>
                <table:data-pilot-member table:name="7,040489" table:display="true" table:show-details="true"/>
                <table:data-pilot-member table:name="7,062462" table:display="true" table:show-details="true"/>
                <table:data-pilot-member table:name="7,106056" table:display="true" table:show-details="true"/>
                <table:data-pilot-member table:name="7,242784" table:display="true" table:show-details="true"/>
                <table:data-pilot-member table:name="7,342242" table:display="true" table:show-details="true"/>
                <table:data-pilot-member table:name="7,414016" table:display="true" table:show-details="true"/>
                <table:data-pilot-member table:name="7,424882" table:display="true" table:show-details="true"/>
                <table:data-pilot-member table:name="7,492031" table:display="true" table:show-details="true"/>
                <table:data-pilot-member table:name="7,504903" table:display="true" table:show-details="true"/>
                <table:data-pilot-member table:name="7,531129" table:display="true" table:show-details="true"/>
                <table:data-pilot-member table:name="7,550379" table:display="true" table:show-details="true"/>
                <table:data-pilot-member table:name="7,5576" table:display="true" table:show-details="true"/>
                <table:data-pilot-member table:name="7,604506" table:display="true" table:show-details="true"/>
                <table:data-pilot-member table:name="7,714244" table:display="true" table:show-details="true"/>
                <table:data-pilot-member table:name="7,747608" table:display="true" table:show-details="true"/>
                <table:data-pilot-member table:name="7,784966" table:display="true" table:show-details="true"/>
                <table:data-pilot-member table:name="7,805796" table:display="true" table:show-details="true"/>
                <table:data-pilot-member table:name="7,894913" table:display="true" table:show-details="true"/>
                <table:data-pilot-member table:name="8,096698" table:display="true" table:show-details="true"/>
                <table:data-pilot-member table:name="8,09996" table:display="true" table:show-details="true"/>
                <table:data-pilot-member table:name="8,160285" table:display="true" table:show-details="true"/>
                <table:data-pilot-member table:name="8,168145" table:display="true" table:show-details="true"/>
                <table:data-pilot-member table:name="8,235149" table:display="true" table:show-details="true"/>
                <table:data-pilot-member table:name="8,255153" table:display="true" table:show-details="true"/>
                <table:data-pilot-member table:name="8,274856" table:display="true" table:show-details="true"/>
                <table:data-pilot-member table:name="8,304442" table:display="true" table:show-details="true"/>
                <table:data-pilot-member table:name="8,536031" table:display="true" table:show-details="true"/>
                <table:data-pilot-member table:name="8,777564" table:display="true" table:show-details="true"/>
                <table:data-pilot-member table:name="8,846531" table:display="true" table:show-details="true"/>
                <table:data-pilot-member table:name="8,868498" table:display="true" table:show-details="true"/>
                <table:data-pilot-member table:name="9,023876" table:display="true" table:show-details="true"/>
                <table:data-pilot-member table:name="9,051921" table:display="true" table:show-details="true"/>
                <table:data-pilot-member table:name="9,276102" table:display="true" table:show-details="true"/>
                <table:data-pilot-member table:name="9,345512" table:display="true" table:show-details="true"/>
                <table:data-pilot-member table:name="9,378839" table:display="true" table:show-details="true"/>
                <table:data-pilot-member table:name="9,452472" table:display="true" table:show-details="true"/>
                <table:data-pilot-member table:name="9,590769" table:display="true" table:show-details="true"/>
                <table:data-pilot-member table:name="9,746276" table:display="true" table:show-details="true"/>
                <table:data-pilot-member table:name="10,14974" table:display="true" table:show-details="true"/>
                <table:data-pilot-member table:name="10,20803" table:display="true" table:show-details="true"/>
                <table:data-pilot-member table:name="10,40905" table:display="true" table:show-details="true"/>
                <table:data-pilot-member table:name="10,57456" table:display="true" table:show-details="true"/>
                <table:data-pilot-member table:name="10,68749" table:display="true" table:show-details="true"/>
                <table:data-pilot-member table:name="10,76759" table:display="true" table:show-details="true"/>
                <table:data-pilot-member table:name="11,43074" table:display="true" table:show-details="true"/>
                <table:data-pilot-member table:name="11,52985" table:display="true" table:show-details="true"/>
                <table:data-pilot-member table:name="11,58433" table:display="true" table:show-details="true"/>
                <table:data-pilot-member table:name="12,16913" table:display="true" table:show-details="true"/>
                <table:data-pilot-member table:name="12,26772" table:display="true" table:show-details="true"/>
                <table:data-pilot-member table:name="13,11996" table:display="true" table:show-details="true"/>
                <table:data-pilot-member table:name="13,23723" table:display="true" table:show-details="true"/>
                <table:data-pilot-member table:name="14,0651" table:display="true" table:show-details="true"/>
                <table:data-pilot-member table:name="14,59499" table:display="true" table:show-details="true"/>
                <table:data-pilot-member table:name="14,65634" table:display="true" table:show-details="true"/>
                <table:data-pilot-member table:name="14,68664" table:display="true" table:show-details="true"/>
                <table:data-pilot-member table:name="15,36574" table:display="true" table:show-details="true"/>
                <table:data-pilot-member table:name="15,56229" table:display="true" table:show-details="true"/>
                <table:data-pilot-member table:name="15,69901" table:display="true" table:show-details="true"/>
                <table:data-pilot-member table:name="16,65081" table:display="true" table:show-details="true"/>
                <table:data-pilot-member table:name="17,418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0:36:09.694000000</meta:creation-date>
    <dc:date>2017-10-04T10:52:54.265000000</dc:date>
    <meta:editing-duration>PT16M43S</meta:editing-duration>
    <meta:editing-cycles>3</meta:editing-cycles>
    <meta:generator>LibreOffice/4.3.7.2$Windows_x86 LibreOffice_project/8a35821d8636a03b8bf4e15b48f59794652c68ba</meta:generator>
    <meta:document-statistic meta:table-count="2" meta:cell-count="1276" meta:object-count="0"/>
  </office:meta>
</office:document-meta>
</file>